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v-lr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823b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3d00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3c40" style:family="table-cell" style:data-style-name="General">
      <style:table-cell-properties fo:background-color="#3333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ffffff" fo:font-family="Sans"/>
    </style:style>
    <style:style style:name="ACE-0x88237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3f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4480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40c0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43c0" style:family="table-cel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4180" style:family="table-cell" style:data-style-name="General">
      <style:table-cell-properties fo:background-color="#c0c0c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right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3e80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4300" style:family="table-cell" style:data-style-name="General">
      <style:table-cell-properties fo:background-color="#ffffff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3a00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3dc0" style:family="table-cell" style:data-style-name="General">
      <style:table-cell-properties fo:background-color="#c0c0c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4000" style:family="table-cell" style:data-style-name="General">
      <style:table-cell-properties fo:background-color="#c0c0c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3ac0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4240" style:family="table-cell" style:data-style-name="General">
      <style:table-cell-properties fo:background-color="#3333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ffffff" fo:font-family="Sans"/>
    </style:style>
    <style:style style:name="ACE-0x88245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38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46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239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3.75pt" style:use-optimal-column-width="false"/>
    </style:style>
    <style:style style:name="ACOL-2" style:family="table-column">
      <style:table-column-properties style:column-width="34.50pt" style:use-optimal-column-width="false"/>
    </style:style>
    <style:style style:name="ACOL-3" style:family="table-column">
      <style:table-column-properties style:column-width="30.75pt" style:use-optimal-column-width="false"/>
    </style:style>
    <style:style style:name="ACOL-4" style:family="table-column">
      <style:table-column-properties style:column-width="27.75pt" style:use-optimal-column-width="false"/>
    </style:style>
    <style:style style:name="ACOL-5" style:family="table-column"/>
    <style:style style:name="ACOL-6" style:family="table-column">
      <style:table-column-properties style:column-width="75.75pt" style:use-optimal-column-width="false"/>
    </style:style>
    <style:style style:name="ACOL-7" style:family="table-column">
      <style:table-column-properties style:column-width="50.25pt" style:use-optimal-column-width="true"/>
    </style:style>
    <style:style style:name="ACOL-8" style:family="table-column">
      <style:table-column-properties style:column-width="36.00pt" style:use-optimal-column-width="false"/>
    </style:style>
    <style:style style:name="ACOL-9" style:family="table-column">
      <style:table-column-properties style:column-width="72.75pt" style:use-optimal-column-width="false"/>
    </style:style>
    <style:style style:name="ACOL-10" style:family="table-column">
      <style:table-column-properties style:column-width="90.75pt" style:use-optimal-column-width="true"/>
    </style:style>
    <style:style style:name="ACOL-11" style:family="table-column">
      <style:table-column-properties style:column-width="30.75pt" style:use-optimal-column-width="true"/>
    </style:style>
    <style:style style:name="ACOL-12" style:family="table-column">
      <style:table-column-properties style:column-width="28.50pt" style:use-optimal-column-width="true"/>
    </style:style>
    <style:style style:name="ACOL-13" style:family="table-column">
      <style:table-column-properties style:column-width="33.00pt" style:use-optimal-column-width="false"/>
    </style:style>
    <style:style style:name="ACOL-14" style:family="table-column">
      <style:table-column-properties style:column-width="30.00pt" style:use-optimal-column-width="false"/>
    </style:style>
    <style:style style:name="ACOL-15" style:family="table-column">
      <style:table-column-properties style:column-width="29.25pt" style:use-optimal-column-width="true"/>
    </style:style>
    <style:style style:name="ACOL-16" style:family="table-column">
      <style:table-column-properties style:column-width="99.75pt" style:use-optimal-column-width="false"/>
    </style:style>
    <style:style style:name="ACOL-17" style:family="table-column">
      <style:table-column-properties style:column-width="22.50pt" style:use-optimal-column-width="false"/>
    </style:style>
    <style:style style:name="ACOL-18" style:family="table-column">
      <style:table-column-properties style:column-width="37.50pt" style:use-optimal-column-width="true"/>
    </style:style>
    <style:style style:name="ACOL-19" style:family="table-column">
      <style:table-column-properties style:column-width="84.75pt" style:use-optimal-column-width="true"/>
    </style:style>
    <style:style style:name="ACOL-20" style:family="table-column">
      <style:table-column-properties style:column-width="87.75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v-lr">
        <table:table-column table:default-cell-style-name="ACE-0x8823b80" table:style-name="ACOL-1"/>
        <table:table-column table:default-cell-style-name="ACE-0x8823f40" table:style-name="ACOL-2"/>
        <table:table-column table:default-cell-style-name="ACE-0x8823b80" table:style-name="ACOL-3"/>
        <table:table-column table:default-cell-style-name="ACE-0x8823f40" table:style-name="ACOL-4"/>
        <table:table-column table:default-cell-style-name="ACE-0x8823f40" table:style-name="ACOL-0"/>
        <table:table-column table:default-cell-style-name="ACE-0x8823f40" table:style-name="ACOL-6"/>
        <table:table-column table:default-cell-style-name="ACE-0x8823f40" table:style-name="ACOL-7"/>
        <table:table-column table:default-cell-style-name="ACE-0x8823f40" table:style-name="ACOL-0"/>
        <table:table-column table:default-cell-style-name="ACE-0x8823f40" table:style-name="ACOL-8"/>
        <table:table-column table:default-cell-style-name="ACE-0x8823f40" table:style-name="ACOL-9"/>
        <table:table-column table:default-cell-style-name="ACE-0x8823f40" table:style-name="ACOL-8"/>
        <table:table-column table:default-cell-style-name="ACE-0x8823f40" table:style-name="ACOL-2"/>
        <table:table-column table:default-cell-style-name="ACE-0x8823b80" table:style-name="ACOL-10"/>
        <table:table-column table:default-cell-style-name="ACE-0x8823f40" table:style-name="ACOL-11"/>
        <table:table-column table:default-cell-style-name="ACE-0x8823f40" table:style-name="ACOL-12"/>
        <table:table-column table:default-cell-style-name="ACE-0x8823f40" table:style-name="ACOL-13"/>
        <table:table-column table:default-cell-style-name="ACE-0x8823f40" table:style-name="ACOL-14"/>
        <table:table-column table:default-cell-style-name="ACE-0x8823b80" table:style-name="ACOL-15"/>
        <table:table-column table:default-cell-style-name="ACE-0x8823f40" table:style-name="ACOL-14"/>
        <table:table-column table:default-cell-style-name="ACE-0x8823f40" table:style-name="ACOL-0"/>
        <table:table-column table:default-cell-style-name="ACE-0x8823f40" table:style-name="ACOL-16"/>
        <table:table-column table:default-cell-style-name="ACE-0x8823f40" table:style-name="ACOL-17" table:number-columns-repeated="2"/>
        <table:table-column table:default-cell-style-name="ACE-0x8823f40" table:style-name="ACOL-18"/>
        <table:table-column table:default-cell-style-name="ACE-0x8823f40" table:style-name="ACOL-0"/>
        <table:table-column table:default-cell-style-name="ACE-0x8823f40" table:style-name="ACOL-0"/>
        <table:table-column table:default-cell-style-name="ACE-0x8823f40" table:style-name="ACOL-19"/>
        <table:table-column table:default-cell-style-name="ACE-0x8823f40" table:style-name="ACOL-0"/>
        <table:table-column table:default-cell-style-name="ACE-0x8823f40" table:style-name="ACOL-0"/>
        <table:table-column table:default-cell-style-name="ACE-0x8823f40" table:style-name="ACOL-20"/>
        <table:table-column table:default-cell-style-name="ACE-0x8823f40" table:style-name="ACOL-0" table:number-columns-repeated="2"/>
        <table:table-column table:default-cell-style-name="ACE-0x8823f40" table:style-name="ACOL-0" table:number-columns-repeated="224"/>
        <table:table-row table:style-name="AROW-1">
          <table:table-cell table:style-name="ACE-0x8823a00" office:value-type="string">
            <text:p>Karma</text:p>
          </table:table-cell>
          <table:table-cell table:number-columns-repeated="2" table:style-name="ACE-0x8823a00"/>
          <table:table-cell table:number-columns-repeated="2" table:style-name="ACE-0x8823f40"/>
          <table:table-cell table:number-columns-repeated="3" table:style-name="ACE-0x8823b80"/>
          <table:table-cell table:style-name="ACE-0x8823f40"/>
          <table:table-cell table:number-columns-repeated="10" table:style-name="ACE-0x8823b80"/>
          <table:table-cell table:number-columns-repeated="237" table:style-name="ACE-0x8823f40"/>
        </table:table-row>
        <table:table-row table:style-name="AROW-1">
          <table:table-cell table:style-name="ACE-0x8823ac0" office:value-type="string">
            <text:p>Base</text:p>
          </table:table-cell>
          <table:table-cell table:style-name="ACE-0x8823ac0"/>
          <table:table-cell table:style-name="ACE-0x8823f40" office:value-type="float" office:value="750">
            <text:p>750</text:p>
          </table:table-cell>
          <table:table-cell table:number-columns-repeated="6" table:style-name="ACE-0x8823f40"/>
          <table:table-cell table:number-columns-repeated="10" table:style-name="ACE-0x8823b80"/>
          <table:table-cell table:number-columns-repeated="237" table:style-name="ACE-0x8823f40"/>
        </table:table-row>
        <table:table-row table:style-name="AROW-1">
          <table:table-cell table:style-name="ACE-0x8823ac0" office:value-type="string">
            <text:p>Current</text:p>
          </table:table-cell>
          <table:table-cell table:style-name="ACE-0x8823ac0"/>
          <table:table-cell table:style-name="ACE-0x8823ac0" table:formula="of:=[.D21]+[.H21]+[.S81]+[.Y19]+[.AB10]+[.AF13]" office:value-type="float" office:value="670">
            <text:p>670</text:p>
          </table:table-cell>
          <table:table-cell table:number-columns-repeated="6" table:style-name="ACE-0x8823f40"/>
          <table:table-cell table:number-columns-repeated="10" table:style-name="ACE-0x8823b80"/>
          <table:table-cell table:number-columns-repeated="237" table:style-name="ACE-0x8823f40"/>
        </table:table-row>
        <table:table-row table:style-name="AROW-1">
          <table:table-cell table:style-name="ACE-0x8823ac0" office:value-type="string">
            <text:p>Left to Spend</text:p>
          </table:table-cell>
          <table:table-cell table:style-name="ACE-0x8823ac0"/>
          <table:table-cell table:style-name="ACE-0x8823ac0" table:formula="of:=[.C2]-[.C3]" office:value-type="float" office:value="80">
            <text:p>80</text:p>
          </table:table-cell>
          <table:table-cell table:style-name="ACE-0x8823b80"/>
          <table:table-cell table:style-name="ACE-0x8823f40"/>
          <table:table-cell table:number-columns-repeated="3" table:style-name="ACE-0x8823b80"/>
          <table:table-cell table:style-name="ACE-0x8823f40"/>
          <table:table-cell table:number-columns-repeated="10" table:style-name="ACE-0x8823b80"/>
          <table:table-cell table:number-columns-repeated="237" table:style-name="ACE-0x8823f40"/>
        </table:table-row>
        <table:table-row table:style-name="AROW-1">
          <table:table-cell table:number-columns-repeated="4" table:style-name="ACE-0x8823b80"/>
          <table:table-cell table:style-name="ACE-0x8823f40"/>
          <table:table-cell table:number-columns-repeated="3" table:style-name="ACE-0x8823b80"/>
          <table:table-cell table:style-name="ACE-0x8823f40"/>
          <table:table-cell table:number-columns-repeated="10" table:style-name="ACE-0x8823b80"/>
          <table:table-cell table:number-columns-repeated="237" table:style-name="ACE-0x8823f40"/>
        </table:table-row>
        <table:table-row table:style-name="AROW-1">
          <table:table-cell table:number-columns-repeated="4" table:style-name="ACE-0x8823b80"/>
          <table:table-cell table:style-name="ACE-0x8823f40"/>
          <table:table-cell table:number-columns-repeated="3" table:style-name="ACE-0x8823b80"/>
          <table:table-cell table:style-name="ACE-0x8823f40"/>
          <table:table-cell table:number-columns-repeated="10" table:style-name="ACE-0x8823b80"/>
          <table:table-cell table:number-columns-repeated="237" table:style-name="ACE-0x8823f40"/>
        </table:table-row>
        <table:table-row table:style-name="AROW-1">
          <table:table-cell table:number-columns-repeated="4" table:style-name="ACE-0x8823b80"/>
          <table:table-cell table:style-name="ACE-0x8823f40"/>
          <table:table-cell table:number-columns-repeated="3" table:style-name="ACE-0x8823b80"/>
          <table:table-cell table:style-name="ACE-0x8823f40"/>
          <table:table-cell table:number-columns-repeated="7" table:style-name="ACE-0x8823b80"/>
          <table:table-cell table:style-name="ACE-0x8823f40"/>
          <table:table-cell table:number-columns-repeated="2" table:style-name="ACE-0x8823b80"/>
          <table:table-cell table:number-columns-repeated="237" table:style-name="ACE-0x8823f40"/>
        </table:table-row>
        <table:table-row table:style-name="AROW-1">
          <table:table-cell table:style-name="ACE-0x8823c40" office:value-type="string">
            <text:p>Stats</text:p>
          </table:table-cell>
          <table:table-cell table:number-columns-repeated="3" table:style-name="ACE-0x8823c40"/>
          <table:table-cell table:style-name="ACE-0x8824240"/>
          <table:table-cell table:style-name="ACE-0x8823c40" office:value-type="string">
            <text:p>Qualities</text:p>
          </table:table-cell>
          <table:table-cell table:number-columns-repeated="2" table:style-name="ACE-0x8823c40"/>
          <table:table-cell table:style-name="ACE-0x8824240"/>
          <table:table-cell table:style-name="ACE-0x8823c40" office:value-type="string">
            <text:p>Skills</text:p>
          </table:table-cell>
          <table:table-cell table:number-columns-repeated="9" table:style-name="ACE-0x8823c40"/>
          <table:table-cell table:style-name="ACE-0x8824240"/>
          <table:table-cell table:style-name="ACE-0x8823c40" office:value-type="string">
            <text:p>Contacts</text:p>
          </table:table-cell>
          <table:table-cell table:number-columns-repeated="5" table:style-name="ACE-0x8824240"/>
          <table:table-cell table:style-name="ACE-0x8823c40" office:value-type="string">
            <text:p>Spells</text:p>
          </table:table-cell>
          <table:table-cell table:number-columns-repeated="2" table:style-name="ACE-0x8824240"/>
          <table:table-cell table:style-name="ACE-0x8823c40" office:value-type="string">
            <text:p>Stuff</text:p>
          </table:table-cell>
          <table:table-cell table:number-columns-repeated="2" table:style-name="ACE-0x8824240"/>
          <table:table-cell table:number-columns-repeated="224" table:style-name="ACE-0x8823f40"/>
        </table:table-row>
        <table:table-row table:style-name="AROW-1">
          <table:table-cell table:style-name="ACE-0x8823d00" office:value-type="string">
            <text:p>Name</text:p>
          </table:table-cell>
          <table:table-cell table:style-name="ACE-0x8823d00" office:value-type="string">
            <text:p>Base</text:p>
          </table:table-cell>
          <table:table-cell table:style-name="ACE-0x8823d00" office:value-type="string">
            <text:p>Final</text:p>
          </table:table-cell>
          <table:table-cell table:style-name="ACE-0x8823d00" office:value-type="string">
            <text:p>Cost</text:p>
          </table:table-cell>
          <table:table-cell table:style-name="ACE-0x8823f40"/>
          <table:table-cell table:style-name="ACE-0x8823d00" office:value-type="string">
            <text:p>Name</text:p>
          </table:table-cell>
          <table:table-cell table:style-name="ACE-0x8823d00" office:value-type="string">
            <text:p>+ Value</text:p>
          </table:table-cell>
          <table:table-cell table:style-name="ACE-0x8823d00" office:value-type="string">
            <text:p>- Value</text:p>
          </table:table-cell>
          <table:table-cell table:style-name="ACE-0x8823f40"/>
          <table:table-cell table:style-name="ACE-0x8823d00" office:value-type="string">
            <text:p>Group</text:p>
          </table:table-cell>
          <table:table-cell table:style-name="ACE-0x8823d00" office:value-type="string">
            <text:p>Rank</text:p>
          </table:table-cell>
          <table:table-cell table:style-name="ACE-0x8823d00" office:value-type="string">
            <text:p>Cost</text:p>
          </table:table-cell>
          <table:table-cell table:style-name="ACE-0x8823d00" office:value-type="string">
            <text:p>Skills</text:p>
          </table:table-cell>
          <table:table-cell table:style-name="ACE-0x8823d00" office:value-type="string">
            <text:p>Spec</text:p>
          </table:table-cell>
          <table:table-cell table:style-name="ACE-0x8823d00" office:value-type="string">
            <text:p>Cost</text:p>
          </table:table-cell>
          <table:table-cell table:style-name="ACE-0x8823d00" office:value-type="string">
            <text:p>Base</text:p>
          </table:table-cell>
          <table:table-cell table:style-name="ACE-0x8823d00" office:value-type="string">
            <text:p>Inc</text:p>
          </table:table-cell>
          <table:table-cell table:style-name="ACE-0x8823d00" office:value-type="string">
            <text:p>Total</text:p>
          </table:table-cell>
          <table:table-cell table:style-name="ACE-0x8823d00" office:value-type="string">
            <text:p>Cost</text:p>
          </table:table-cell>
          <table:table-cell table:style-name="ACE-0x8823f40"/>
          <table:table-cell table:style-name="ACE-0x8823a00" office:value-type="string">
            <text:p>Name</text:p>
          </table:table-cell>
          <table:table-cell table:style-name="ACE-0x8823a00" office:value-type="string">
            <text:p>C</text:p>
          </table:table-cell>
          <table:table-cell table:style-name="ACE-0x8823a00" office:value-type="string">
            <text:p>L</text:p>
          </table:table-cell>
          <table:table-cell table:style-name="ACE-0x8823a00" office:value-type="string">
            <text:p>Group</text:p>
          </table:table-cell>
          <table:table-cell table:style-name="ACE-0x8823a00" office:value-type="string">
            <text:p>Cost</text:p>
          </table:table-cell>
          <table:table-cell table:style-name="ACE-0x8823f40"/>
          <table:table-cell table:style-name="ACE-0x8823a00" office:value-type="string">
            <text:p># of spells</text:p>
          </table:table-cell>
          <table:table-cell table:style-name="ACE-0x8823a00" office:value-type="string">
            <text:p>Cost</text:p>
          </table:table-cell>
          <table:table-cell table:style-name="ACE-0x8823f40"/>
          <table:table-cell table:style-name="ACE-0x8823a00" office:value-type="string">
            <text:p>Name</text:p>
          </table:table-cell>
          <table:table-cell table:style-name="ACE-0x8823a00" office:value-type="string">
            <text:p>Cost</text:p>
          </table:table-cell>
          <table:table-cell table:style-name="ACE-0x8824480" office:value-type="string">
            <text:p>Karma</text:p>
          </table:table-cell>
          <table:table-cell table:number-columns-repeated="224" table:style-name="ACE-0x8823f40"/>
        </table:table-row>
        <table:table-row table:style-name="AROW-1">
          <table:table-cell table:style-name="ACE-0x8823dc0" office:value-type="string">
            <text:p>Body</text:p>
          </table:table-cell>
          <table:table-cell table:style-name="ACE-0x8823e80" office:value-type="float" office:value="2">
            <text:p>2</text:p>
          </table:table-cell>
          <table:table-cell table:style-name="ACE-0x88240c0" office:value-type="float" office:value="3">
            <text:p>3</text:p>
          </table:table-cell>
          <table:table-cell table:style-name="ACE-0x8824000" table:formula="of:=(([.C10]*([.C10]+1)/2)-([.B10]*([.B10]+1)/2))*5" office:value-type="float" office:value="15">
            <text:p>15</text:p>
          </table:table-cell>
          <table:table-cell table:style-name="ACE-0x8823f40"/>
          <table:table-cell table:style-name="ACE-0x8824000" office:value-type="string">
            <text:p>Magician</text:p>
          </table:table-cell>
          <table:table-cell table:style-name="ACE-0x8823e80" office:value-type="float" office:value="30">
            <text:p>30</text:p>
          </table:table-cell>
          <table:table-cell table:style-name="ACE-0x8823e80"/>
          <table:table-cell table:style-name="ACE-0x8823f40"/>
          <table:table-cell table:style-name="ACE-0x8824000" office:value-type="string">
            <text:p>Close combat</text:p>
          </table:table-cell>
          <table:table-cell table:style-name="ACE-0x8824300" office:value-type="float" office:value="0">
            <text:p>0</text:p>
          </table:table-cell>
          <table:table-cell table:style-name="ACE-0x8824000" table:formula="of:=IF([.K10]=0;0;(([.K10]*([.K10]+1)/2)+1)*5)" office:value-type="float" office:value="0">
            <text:p>0</text:p>
          </table:table-cell>
          <table:table-cell table:style-name="ACE-0x8823dc0" office:value-type="string">
            <text:p>Blades </text:p>
          </table:table-cell>
          <table:table-cell table:style-name="ACE-0x88243c0" office:value-type="string">
            <text:p>Y</text:p>
          </table:table-cell>
          <table:table-cell table:style-name="ACE-0x8824000" table:formula="of:=IF(ISBLANK([.N10]);0;2)" office:value-type="float" office:value="2">
            <text:p>2</text:p>
          </table:table-cell>
          <table:table-cell table:style-name="ACE-0x8824000" table:formula="of:=[.K10]" office:value-type="float" office:value="0">
            <text:p>0</text:p>
          </table:table-cell>
          <table:table-cell table:style-name="ACE-0x8823e80" office:value-type="float" office:value="2">
            <text:p>2</text:p>
          </table:table-cell>
          <table:table-cell table:style-name="ACE-0x8823dc0" table:formula="of:=[.P10]+[.Q10]" office:value-type="float" office:value="2">
            <text:p>2</text:p>
          </table:table-cell>
          <table:table-cell table:style-name="ACE-0x8824000" table:formula="of:=(IF([.Q10]=0;0;IF([.P10]=0;(([.R10]*([.R10]+1)/2)+1);(([.R10]*([.R10]+1)/2)-([.P10]*([.P10]+1)/2))))*2)" office:value-type="float" office:value="8">
            <text:p>8</text:p>
          </table:table-cell>
          <table:table-cell table:style-name="ACE-0x8823f40"/>
          <table:table-cell table:style-name="ACE-0x8823ac0" office:value-type="string">
            <text:p>Fixer</text:p>
          </table:table-cell>
          <table:table-cell table:style-name="ACE-0x8823f40" office:value-type="float" office:value="5">
            <text:p>5</text:p>
          </table:table-cell>
          <table:table-cell table:style-name="ACE-0x8823f40" office:value-type="float" office:value="3">
            <text:p>3</text:p>
          </table:table-cell>
          <table:table-cell table:style-name="ACE-0x8823f40"/>
          <table:table-cell table:style-name="ACE-0x8823ac0" table:formula="of:=IF([.X10]=&quot;Y&quot;;([.V10]+[.W10])*2;[.V10]+[.W10])" office:value-type="float" office:value="8">
            <text:p>8</text:p>
          </table:table-cell>
          <table:table-cell table:style-name="ACE-0x8823f40"/>
          <table:table-cell table:style-name="ACE-0x8823f40" office:value-type="float" office:value="4">
            <text:p>4</text:p>
          </table:table-cell>
          <table:table-cell table:style-name="ACE-0x8823ac0" table:formula="of:=[.AA10]*5" office:value-type="float" office:value="20">
            <text:p>20</text:p>
          </table:table-cell>
          <table:table-cell table:style-name="ACE-0x8823f40"/>
          <table:table-cell table:style-name="ACE-0x8823ac0" office:value-type="string">
            <text:p>Gear Cost</text:p>
          </table:table-cell>
          <table:table-cell table:style-name="ACE-0x8823f40" office:value-type="float" office:value="11000">
            <text:p>11000</text:p>
          </table:table-cell>
          <table:table-cell table:style-name="ACE-0x8823ac0" table:formula="of:=[.AE10]/2500" office:value-type="float" office:value="4.4">
            <text:p>4.4</text:p>
          </table:table-cell>
          <table:table-cell table:number-columns-repeated="224" table:style-name="ACE-0x8823f40"/>
        </table:table-row>
        <table:table-row table:style-name="AROW-1">
          <table:table-cell table:style-name="ACE-0x8823d00" office:value-type="string">
            <text:p>Agility</text:p>
          </table:table-cell>
          <table:table-cell table:style-name="ACE-0x8823f40" office:value-type="float" office:value="1">
            <text:p>1</text:p>
          </table:table-cell>
          <table:table-cell table:style-name="ACE-0x8823b80" office:value-type="float" office:value="4">
            <text:p>4</text:p>
          </table:table-cell>
          <table:table-cell table:style-name="ACE-0x8823ac0" table:formula="of:=(([.C11]*([.C11]+1)/2)-([.B11]*([.B11]+1)/2))*5" office:value-type="float" office:value="45">
            <text:p>45</text:p>
          </table:table-cell>
          <table:table-cell table:style-name="ACE-0x8823f40"/>
          <table:table-cell table:style-name="ACE-0x8823ac0" office:value-type="string">
            <text:p>Mentor Spirit</text:p>
          </table:table-cell>
          <table:table-cell table:style-name="ACE-0x8823f40" office:value-type="float" office:value="10">
            <text:p>10</text:p>
          </table:table-cell>
          <table:table-cell table:number-columns-repeated="2" table:style-name="ACE-0x8823f40"/>
          <table:table-cell table:number-columns-repeated="3" table:style-name="ACE-0x8823ac0"/>
          <table:table-cell table:style-name="ACE-0x8823d00" office:value-type="string">
            <text:p>Clubs</text:p>
          </table:table-cell>
          <table:table-cell table:style-name="ACE-0x8823f40"/>
          <table:table-cell table:style-name="ACE-0x8823ac0" table:formula="of:=IF(ISBLANK([.N11]);0;2)" office:value-type="float" office:value="0">
            <text:p>0</text:p>
          </table:table-cell>
          <table:table-cell table:style-name="ACE-0x8823ac0" table:formula="of:=[.K10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11]+[.Q11]" office:value-type="float" office:value="0">
            <text:p>0</text:p>
          </table:table-cell>
          <table:table-cell table:style-name="ACE-0x8823ac0" table:formula="of:=(IF([.Q11]=0;0;IF([.P11]=0;(([.R11]*([.R11]+1)/2)+1);(([.R11]*([.R11]+1)/2)-([.P11]*([.P11]+1)/2))))*2)" office:value-type="float" office:value="0">
            <text:p>0</text:p>
          </table:table-cell>
          <table:table-cell table:style-name="ACE-0x8823f40"/>
          <table:table-cell table:style-name="ACE-0x8823ac0" office:value-type="string">
            <text:p>Gang</text:p>
          </table:table-cell>
          <table:table-cell table:style-name="ACE-0x8823f40" office:value-type="float" office:value="2">
            <text:p>2</text:p>
          </table:table-cell>
          <table:table-cell table:style-name="ACE-0x8823f40" office:value-type="float" office:value="4">
            <text:p>4</text:p>
          </table:table-cell>
          <table:table-cell table:style-name="ACE-0x8823f40" office:value-type="string">
            <text:p>Y</text:p>
          </table:table-cell>
          <table:table-cell table:style-name="ACE-0x8823ac0" table:formula="of:=IF([.X11]=&quot;Y&quot;;([.V11]+[.W11])*2;[.V11]+[.W11])" office:value-type="float" office:value="12">
            <text:p>12</text:p>
          </table:table-cell>
          <table:table-cell table:number-columns-repeated="4" table:style-name="ACE-0x8823f40"/>
          <table:table-cell table:style-name="ACE-0x8823ac0" office:value-type="string">
            <text:p>Money</text:p>
          </table:table-cell>
          <table:table-cell table:style-name="ACE-0x8823f40" office:value-type="float" office:value="1500">
            <text:p>1500</text:p>
          </table:table-cell>
          <table:table-cell table:style-name="ACE-0x8823ac0" table:formula="of:=[.AE11]/2500" office:value-type="float" office:value="0.6">
            <text:p>0.6</text:p>
          </table:table-cell>
          <table:table-cell table:number-columns-repeated="224" table:style-name="ACE-0x8823f40"/>
        </table:table-row>
        <table:table-row table:style-name="AROW-1">
          <table:table-cell table:style-name="ACE-0x8823d00" office:value-type="string">
            <text:p>Reaction</text:p>
          </table:table-cell>
          <table:table-cell table:style-name="ACE-0x8823f40" office:value-type="float" office:value="1">
            <text:p>1</text:p>
          </table:table-cell>
          <table:table-cell table:style-name="ACE-0x8823b80" office:value-type="float" office:value="4">
            <text:p>4</text:p>
          </table:table-cell>
          <table:table-cell table:style-name="ACE-0x8823ac0" table:formula="of:=(([.C12]*([.C12]+1)/2)-([.B12]*([.B12]+1)/2))*5" office:value-type="float" office:value="45">
            <text:p>45</text:p>
          </table:table-cell>
          <table:table-cell table:style-name="ACE-0x8823f40"/>
          <table:table-cell table:style-name="ACE-0x8823ac0" office:value-type="string">
            <text:p>Focused Conc</text:p>
          </table:table-cell>
          <table:table-cell table:style-name="ACE-0x8823f40" office:value-type="float" office:value="20">
            <text:p>20</text:p>
          </table:table-cell>
          <table:table-cell table:number-columns-repeated="2" table:style-name="ACE-0x8823f40"/>
          <table:table-cell table:number-columns-repeated="3" table:style-name="ACE-0x8823ac0"/>
          <table:table-cell table:style-name="ACE-0x8823d00" office:value-type="string">
            <text:p>Unarmed</text:p>
          </table:table-cell>
          <table:table-cell table:style-name="ACE-0x8823f40"/>
          <table:table-cell table:style-name="ACE-0x8823ac0" table:formula="of:=IF(ISBLANK([.N12]);0;2)" office:value-type="float" office:value="0">
            <text:p>0</text:p>
          </table:table-cell>
          <table:table-cell table:style-name="ACE-0x8823ac0" table:formula="of:=[.K10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12]+[.Q12]" office:value-type="float" office:value="0">
            <text:p>0</text:p>
          </table:table-cell>
          <table:table-cell table:style-name="ACE-0x8823ac0" table:formula="of:=(IF([.Q12]=0;0;IF([.P12]=0;(([.R12]*([.R12]+1)/2)+1);(([.R12]*([.R12]+1)/2)-([.P12]*([.P12]+1)/2))))*2)" office:value-type="float" office:value="0">
            <text:p>0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style-name="ACE-0x8823ac0"/>
          <table:table-cell table:number-columns-repeated="4" table:style-name="ACE-0x8823f40"/>
          <table:table-cell table:style-name="ACE-0x8823ac0" office:value-type="string">
            <text:p>Money Remaining</text:p>
          </table:table-cell>
          <table:table-cell table:style-name="ACE-0x8823ac0" table:formula="of:=IF((TRUNC(([.AE10]+[.AE11])/2500)=([.AE10]+[.AE11])/2500);0;((2500*(TRUNC(([.AE10]+[.AE11])/2500)+1))-([.AE10]+[.AE11])))" office:value-type="float" office:value="0">
            <text:p>0</text:p>
          </table:table-cell>
          <table:table-cell table:style-name="ACE-0x8824480"/>
          <table:table-cell table:number-columns-repeated="224" table:style-name="ACE-0x8823f40"/>
        </table:table-row>
        <table:table-row table:style-name="AROW-1">
          <table:table-cell table:style-name="ACE-0x8823d00" office:value-type="string">
            <text:p>Strength</text:p>
          </table:table-cell>
          <table:table-cell table:style-name="ACE-0x8823f40" office:value-type="float" office:value="3">
            <text:p>3</text:p>
          </table:table-cell>
          <table:table-cell table:style-name="ACE-0x8823b80" office:value-type="float" office:value="3">
            <text:p>3</text:p>
          </table:table-cell>
          <table:table-cell table:style-name="ACE-0x8823ac0" table:formula="of:=(([.C13]*([.C13]+1)/2)-([.B13]*([.B13]+1)/2))*5" office:value-type="float" office:value="0">
            <text:p>0</text:p>
          </table:table-cell>
          <table:table-cell table:style-name="ACE-0x8823f40"/>
          <table:table-cell table:style-name="ACE-0x8823ac0" office:value-type="string">
            <text:p>Pacifist</text:p>
          </table:table-cell>
          <table:table-cell table:style-name="ACE-0x8823f40"/>
          <table:table-cell table:style-name="ACE-0x8823f40" office:value-type="float" office:value="10">
            <text:p>10</text:p>
          </table:table-cell>
          <table:table-cell table:style-name="ACE-0x8823f40"/>
          <table:table-cell table:style-name="ACE-0x8824000" office:value-type="string">
            <text:p>Firearms</text:p>
          </table:table-cell>
          <table:table-cell table:style-name="ACE-0x8824300" office:value-type="float" office:value="1">
            <text:p>1</text:p>
          </table:table-cell>
          <table:table-cell table:style-name="ACE-0x8824000" table:formula="of:=IF([.K13]=0;0;(([.K13]*([.K13]+1)/2)+1)*5)" office:value-type="float" office:value="10">
            <text:p>10</text:p>
          </table:table-cell>
          <table:table-cell table:style-name="ACE-0x8823dc0" office:value-type="string">
            <text:p>Automatics</text:p>
          </table:table-cell>
          <table:table-cell table:style-name="ACE-0x8823e80"/>
          <table:table-cell table:style-name="ACE-0x8824000" table:formula="of:=IF(ISBLANK([.N13]);0;2)" office:value-type="float" office:value="0">
            <text:p>0</text:p>
          </table:table-cell>
          <table:table-cell table:style-name="ACE-0x8824000" table:formula="of:=[.K13]" office:value-type="float" office:value="1">
            <text:p>1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13]+[.Q13]" office:value-type="float" office:value="1">
            <text:p>1</text:p>
          </table:table-cell>
          <table:table-cell table:style-name="ACE-0x8824000" table:formula="of:=(IF([.Q13]=0;0;IF([.P13]=0;(([.R13]*([.R13]+1)/2)+1);(([.R13]*([.R13]+1)/2)-([.P13]*([.P13]+1)/2))))*2)" office:value-type="float" office:value="0">
            <text:p>0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style-name="ACE-0x8823ac0"/>
          <table:table-cell table:number-columns-repeated="4" table:style-name="ACE-0x8823f40"/>
          <table:table-cell table:style-name="ACE-0x8824000"/>
          <table:table-cell table:style-name="ACE-0x8824180" office:value-type="string">
            <text:p>Total</text:p>
          </table:table-cell>
          <table:table-cell table:style-name="ACE-0x8823ac0" table:formula="of:=IF(TRUNC([.AF10]+[.AF11])=([.AF10]+[.AF11]);[.AF10]+[.AF11];TRUNC([.AF10]+[.AF11])+1)" office:value-type="float" office:value="5">
            <text:p>5</text:p>
          </table:table-cell>
          <table:table-cell table:number-columns-repeated="224" table:style-name="ACE-0x8823f40"/>
        </table:table-row>
        <table:table-row table:style-name="AROW-1">
          <table:table-cell table:style-name="ACE-0x8823dc0" office:value-type="string">
            <text:p>Charisma</text:p>
          </table:table-cell>
          <table:table-cell table:style-name="ACE-0x8823e80" office:value-type="float" office:value="1">
            <text:p>1</text:p>
          </table:table-cell>
          <table:table-cell table:style-name="ACE-0x88240c0" office:value-type="float" office:value="5">
            <text:p>5</text:p>
          </table:table-cell>
          <table:table-cell table:style-name="ACE-0x8824000" table:formula="of:=(([.C14]*([.C14]+1)/2)-([.B14]*([.B14]+1)/2))*5" office:value-type="float" office:value="70">
            <text:p>70</text:p>
          </table:table-cell>
          <table:table-cell table:style-name="ACE-0x8823f40"/>
          <table:table-cell table:style-name="ACE-0x8823ac0" office:value-type="string">
            <text:p>Addiction(mild)</text:p>
          </table:table-cell>
          <table:table-cell table:style-name="ACE-0x8823f40"/>
          <table:table-cell table:style-name="ACE-0x8823f40" office:value-type="float" office:value="10">
            <text:p>10</text:p>
          </table:table-cell>
          <table:table-cell table:style-name="ACE-0x8823f40"/>
          <table:table-cell table:number-columns-repeated="3" table:style-name="ACE-0x8823ac0"/>
          <table:table-cell table:style-name="ACE-0x8823d00" office:value-type="string">
            <text:p>Longarms</text:p>
          </table:table-cell>
          <table:table-cell table:style-name="ACE-0x8823f40"/>
          <table:table-cell table:style-name="ACE-0x8823ac0" table:formula="of:=IF(ISBLANK([.N14]);0;2)" office:value-type="float" office:value="0">
            <text:p>0</text:p>
          </table:table-cell>
          <table:table-cell table:style-name="ACE-0x8823ac0" table:formula="of:=[.K13]" office:value-type="float" office:value="1">
            <text:p>1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14]+[.Q14]" office:value-type="float" office:value="1">
            <text:p>1</text:p>
          </table:table-cell>
          <table:table-cell table:style-name="ACE-0x8823ac0" table:formula="of:=(IF([.Q14]=0;0;IF([.P14]=0;(([.R14]*([.R14]+1)/2)+1);(([.R14]*([.R14]+1)/2)-([.P14]*([.P14]+1)/2))))*2)" office:value-type="float" office:value="0">
            <text:p>0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style-name="ACE-0x8823ac0"/>
          <table:table-cell table:number-columns-repeated="231" table:style-name="ACE-0x8823f40"/>
        </table:table-row>
        <table:table-row table:style-name="AROW-1">
          <table:table-cell table:style-name="ACE-0x8823d00" office:value-type="string">
            <text:p>Intuition</text:p>
          </table:table-cell>
          <table:table-cell table:style-name="ACE-0x8823f40" office:value-type="float" office:value="1">
            <text:p>1</text:p>
          </table:table-cell>
          <table:table-cell table:style-name="ACE-0x8823b80" office:value-type="float" office:value="3">
            <text:p>3</text:p>
          </table:table-cell>
          <table:table-cell table:style-name="ACE-0x8823ac0" table:formula="of:=(([.C15]*([.C15]+1)/2)-([.B15]*([.B15]+1)/2))*5" office:value-type="float" office:value="25">
            <text:p>25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number-columns-repeated="3" table:style-name="ACE-0x8823ac0"/>
          <table:table-cell table:style-name="ACE-0x8823d00" office:value-type="string">
            <text:p>Pistols</text:p>
          </table:table-cell>
          <table:table-cell table:style-name="ACE-0x8823f40" office:value-type="string">
            <text:p>Y</text:p>
          </table:table-cell>
          <table:table-cell table:style-name="ACE-0x8823ac0" table:formula="of:=IF(ISBLANK([.N15]);0;2)" office:value-type="float" office:value="2">
            <text:p>2</text:p>
          </table:table-cell>
          <table:table-cell table:style-name="ACE-0x8823ac0" table:formula="of:=[.K13]" office:value-type="float" office:value="1">
            <text:p>1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15]+[.Q15]" office:value-type="float" office:value="3">
            <text:p>3</text:p>
          </table:table-cell>
          <table:table-cell table:style-name="ACE-0x8823ac0" table:formula="of:=(IF([.Q15]=0;0;IF([.P15]=0;(([.R15]*([.R15]+1)/2)+1);(([.R15]*([.R15]+1)/2)-([.P15]*([.P15]+1)/2))))*2)" office:value-type="float" office:value="10">
            <text:p>10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style-name="ACE-0x8823ac0"/>
          <table:table-cell table:number-columns-repeated="231" table:style-name="ACE-0x8823f40"/>
        </table:table-row>
        <table:table-row table:style-name="AROW-1">
          <table:table-cell table:style-name="ACE-0x8823d00" office:value-type="string">
            <text:p>Logic</text:p>
          </table:table-cell>
          <table:table-cell table:style-name="ACE-0x8823f40" office:value-type="float" office:value="1">
            <text:p>1</text:p>
          </table:table-cell>
          <table:table-cell table:style-name="ACE-0x8823b80" office:value-type="float" office:value="3">
            <text:p>3</text:p>
          </table:table-cell>
          <table:table-cell table:style-name="ACE-0x8823ac0" table:formula="of:=(([.C16]*([.C16]+1)/2)-([.B16]*([.B16]+1)/2))*5" office:value-type="float" office:value="25">
            <text:p>25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style-name="ACE-0x8824000" office:value-type="string">
            <text:p>None</text:p>
          </table:table-cell>
          <table:table-cell table:style-name="ACE-0x8824000" office:value-type="float" office:value="0">
            <text:p>0</text:p>
          </table:table-cell>
          <table:table-cell table:style-name="ACE-0x8824000" table:formula="of:=IF([.K16]=0;0;(([.K16]*([.K16]+1)/2)+1)*5)" office:value-type="float" office:value="0">
            <text:p>0</text:p>
          </table:table-cell>
          <table:table-cell table:style-name="ACE-0x8823dc0" office:value-type="string">
            <text:p>Archery</text:p>
          </table:table-cell>
          <table:table-cell table:style-name="ACE-0x8823e80"/>
          <table:table-cell table:style-name="ACE-0x8824000" table:formula="of:=IF(ISBLANK([.N16]);0;2)" office:value-type="float" office:value="0">
            <text:p>0</text:p>
          </table:table-cell>
          <table:table-cell table:style-name="ACE-0x8824000" table:formula="of:=[.K16]" office:value-type="float" office:value="0">
            <text:p>0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16]+[.Q16]" office:value-type="float" office:value="0">
            <text:p>0</text:p>
          </table:table-cell>
          <table:table-cell table:style-name="ACE-0x8824000" table:formula="of:=(IF([.Q16]=0;0;IF([.P16]=0;(([.R16]*([.R16]+1)/2)+1);(([.R16]*([.R16]+1)/2)-([.P16]*([.P16]+1)/2))))*2)" office:value-type="float" office:value="0">
            <text:p>0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style-name="ACE-0x8823ac0"/>
          <table:table-cell table:number-columns-repeated="231" table:style-name="ACE-0x8823f40"/>
        </table:table-row>
        <table:table-row table:style-name="AROW-1">
          <table:table-cell table:style-name="ACE-0x8823d00" office:value-type="string">
            <text:p>Willpower</text:p>
          </table:table-cell>
          <table:table-cell table:style-name="ACE-0x8823f40" office:value-type="float" office:value="2">
            <text:p>2</text:p>
          </table:table-cell>
          <table:table-cell table:style-name="ACE-0x8823b80" office:value-type="float" office:value="4">
            <text:p>4</text:p>
          </table:table-cell>
          <table:table-cell table:style-name="ACE-0x8823ac0" table:formula="of:=(([.C17]*([.C17]+1)/2)-([.B17]*([.B17]+1)/2))*5" office:value-type="float" office:value="35">
            <text:p>35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number-columns-repeated="3" table:style-name="ACE-0x8823ac0"/>
          <table:table-cell table:style-name="ACE-0x8823d00" office:value-type="string">
            <text:p>Thrown W</text:p>
          </table:table-cell>
          <table:table-cell table:style-name="ACE-0x8823f40" office:value-type="string">
            <text:p>Y</text:p>
          </table:table-cell>
          <table:table-cell table:style-name="ACE-0x8823ac0" table:formula="of:=IF(ISBLANK([.N17]);0;2)" office:value-type="float" office:value="2">
            <text:p>2</text:p>
          </table:table-cell>
          <table:table-cell table:style-name="ACE-0x8823ac0" table:formula="of:=[.K16]" office:value-type="float" office:value="0">
            <text:p>0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17]+[.Q17]" office:value-type="float" office:value="2">
            <text:p>2</text:p>
          </table:table-cell>
          <table:table-cell table:style-name="ACE-0x8823ac0" table:formula="of:=(IF([.Q17]=0;0;IF([.P17]=0;(([.R17]*([.R17]+1)/2)+1);(([.R17]*([.R17]+1)/2)-([.P17]*([.P17]+1)/2))))*2)" office:value-type="float" office:value="8">
            <text:p>8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style-name="ACE-0x8823ac0"/>
          <table:table-cell table:number-columns-repeated="231" table:style-name="ACE-0x8823f40"/>
        </table:table-row>
        <table:table-row table:style-name="AROW-1">
          <table:table-cell table:style-name="ACE-0x8823dc0" office:value-type="string">
            <text:p>Edge</text:p>
          </table:table-cell>
          <table:table-cell table:style-name="ACE-0x8823e80" office:value-type="float" office:value="1">
            <text:p>1</text:p>
          </table:table-cell>
          <table:table-cell table:style-name="ACE-0x88240c0" office:value-type="float" office:value="3">
            <text:p>3</text:p>
          </table:table-cell>
          <table:table-cell table:style-name="ACE-0x8824000" table:formula="of:=(([.C18]*([.C18]+1)/2)-([.B18]*([.B18]+1)/2))*5" office:value-type="float" office:value="25">
            <text:p>25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number-columns-repeated="3" table:style-name="ACE-0x8823ac0"/>
          <table:table-cell table:style-name="ACE-0x8823d00" office:value-type="string">
            <text:p>Heavy W</text:p>
          </table:table-cell>
          <table:table-cell table:style-name="ACE-0x8823f40"/>
          <table:table-cell table:style-name="ACE-0x8823ac0" table:formula="of:=IF(ISBLANK([.N18]);0;2)" office:value-type="float" office:value="0">
            <text:p>0</text:p>
          </table:table-cell>
          <table:table-cell table:style-name="ACE-0x8823ac0" table:formula="of:=[.K16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18]+[.Q18]" office:value-type="float" office:value="0">
            <text:p>0</text:p>
          </table:table-cell>
          <table:table-cell table:style-name="ACE-0x8823ac0" table:formula="of:=(IF([.Q18]=0;0;IF([.P18]=0;(([.R18]*([.R18]+1)/2)+1);(([.R18]*([.R18]+1)/2)-([.P18]*([.P18]+1)/2))))*2)" office:value-type="float" office:value="0">
            <text:p>0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style-name="ACE-0x8823ac0"/>
          <table:table-cell table:number-columns-repeated="231" table:style-name="ACE-0x8823f40"/>
        </table:table-row>
        <table:table-row table:style-name="AROW-1">
          <table:table-cell table:style-name="ACE-0x8823d00" office:value-type="string">
            <text:p>Essense</text:p>
          </table:table-cell>
          <table:table-cell table:style-name="ACE-0x8823ac0" office:value-type="float" office:value="6">
            <text:p>6</text:p>
          </table:table-cell>
          <table:table-cell table:style-name="ACE-0x8823b80" office:value-type="float" office:value="6">
            <text:p>6</text:p>
          </table:table-cell>
          <table:table-cell table:style-name="ACE-0x8823ac0"/>
          <table:table-cell table:style-name="ACE-0x8823f40"/>
          <table:table-cell table:style-name="ACE-0x8823ac0"/>
          <table:table-cell table:number-columns-repeated="3" table:style-name="ACE-0x8823f40"/>
          <table:table-cell table:number-columns-repeated="3" table:style-name="ACE-0x8823ac0"/>
          <table:table-cell table:style-name="ACE-0x8823d00" office:value-type="string">
            <text:p>Gunnery</text:p>
          </table:table-cell>
          <table:table-cell table:style-name="ACE-0x8823f40"/>
          <table:table-cell table:style-name="ACE-0x8823ac0" table:formula="of:=IF(ISBLANK([.N19]);0;2)" office:value-type="float" office:value="0">
            <text:p>0</text:p>
          </table:table-cell>
          <table:table-cell table:style-name="ACE-0x8823ac0" table:formula="of:=[.K16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19]+[.Q19]" office:value-type="float" office:value="0">
            <text:p>0</text:p>
          </table:table-cell>
          <table:table-cell table:style-name="ACE-0x8823ac0" table:formula="of:=(IF([.Q19]=0;0;IF([.P19]=0;(([.R19]*([.R19]+1)/2)+1);(([.R19]*([.R19]+1)/2)-([.P19]*([.P19]+1)/2))))*2)" office:value-type="float" office:value="0">
            <text:p>0</text:p>
          </table:table-cell>
          <table:table-cell table:style-name="ACE-0x8823f40"/>
          <table:table-cell table:number-columns-repeated="3" table:style-name="ACE-0x8824000"/>
          <table:table-cell table:style-name="ACE-0x8824180" office:value-type="string">
            <text:p>Total</text:p>
          </table:table-cell>
          <table:table-cell table:style-name="ACE-0x8824000" table:formula="of:=SUM([.Y10:.Y18])" office:value-type="float" office:value="20">
            <text:p>20</text:p>
          </table:table-cell>
          <table:table-cell table:number-columns-repeated="231" table:style-name="ACE-0x8823f40"/>
        </table:table-row>
        <table:table-row table:style-name="AROW-1">
          <table:table-cell table:style-name="ACE-0x8823d00" office:value-type="string">
            <text:p>Magic</text:p>
          </table:table-cell>
          <table:table-cell table:style-name="ACE-0x8823f40" office:value-type="float" office:value="1">
            <text:p>1</text:p>
          </table:table-cell>
          <table:table-cell table:style-name="ACE-0x8823b80" office:value-type="float" office:value="6">
            <text:p>6</text:p>
          </table:table-cell>
          <table:table-cell table:style-name="ACE-0x8823ac0" table:formula="of:=(([.C20]*([.C20]+1)/2)-([.B20]*([.B20]+1)/2))*5" office:value-type="float" office:value="100">
            <text:p>100</text:p>
          </table:table-cell>
          <table:table-cell table:style-name="ACE-0x8823f40"/>
          <table:table-cell table:style-name="ACE-0x8823ac0"/>
          <table:table-cell table:number-columns-repeated="3" table:style-name="ACE-0x8823f40"/>
          <table:table-cell table:style-name="ACE-0x8824000" office:value-type="string">
            <text:p>Sorcery</text:p>
          </table:table-cell>
          <table:table-cell table:style-name="ACE-0x8824300" office:value-type="float" office:value="4">
            <text:p>4</text:p>
          </table:table-cell>
          <table:table-cell table:style-name="ACE-0x8824000" table:formula="of:=IF([.K20]=0;0;(([.K20]*([.K20]+1)/2)+1)*5)" office:value-type="float" office:value="55">
            <text:p>55</text:p>
          </table:table-cell>
          <table:table-cell table:style-name="ACE-0x8823dc0" office:value-type="string">
            <text:p>Spellcasting</text:p>
          </table:table-cell>
          <table:table-cell table:style-name="ACE-0x8823e80"/>
          <table:table-cell table:style-name="ACE-0x8824000" table:formula="of:=IF(ISBLANK([.N20]);0;2)" office:value-type="float" office:value="0">
            <text:p>0</text:p>
          </table:table-cell>
          <table:table-cell table:style-name="ACE-0x8824000" table:formula="of:=[.K20]" office:value-type="float" office:value="4">
            <text:p>4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20]+[.Q20]" office:value-type="float" office:value="4">
            <text:p>4</text:p>
          </table:table-cell>
          <table:table-cell table:style-name="ACE-0x8824000" table:formula="of:=(IF([.Q20]=0;0;IF([.P20]=0;(([.R20]*([.R20]+1)/2)+1);(([.R20]*([.R20]+1)/2)-([.P20]*([.P20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dc0"/>
          <table:table-cell table:style-name="ACE-0x8824000"/>
          <table:table-cell table:style-name="ACE-0x8824180" office:value-type="string">
            <text:p>Total</text:p>
          </table:table-cell>
          <table:table-cell table:style-name="ACE-0x8824000" table:formula="of:=[.D10]+[.D11]+[.D12]+[.D13]+[.D14]+[.D15]+[.D16]+[.D17]+[.D18]+[.D20]" office:value-type="float" office:value="385">
            <text:p>385</text:p>
          </table:table-cell>
          <table:table-cell table:style-name="ACE-0x8823f40"/>
          <table:table-cell table:style-name="ACE-0x8824000"/>
          <table:table-cell table:style-name="ACE-0x8824180" office:value-type="string">
            <text:p>Total</text:p>
          </table:table-cell>
          <table:table-cell table:style-name="ACE-0x8824000" table:formula="of:=SUM([.G10:.G20])-SUM([.H10:.H20])" office:value-type="float" office:value="40">
            <text:p>40</text:p>
          </table:table-cell>
          <table:table-cell table:style-name="ACE-0x8823f40"/>
          <table:table-cell table:number-columns-repeated="3" table:style-name="ACE-0x8823ac0"/>
          <table:table-cell table:style-name="ACE-0x8823d00" office:value-type="string">
            <text:p>Counterspelling</text:p>
          </table:table-cell>
          <table:table-cell table:style-name="ACE-0x8823f40"/>
          <table:table-cell table:style-name="ACE-0x8823ac0" table:formula="of:=IF(ISBLANK([.N21]);0;2)" office:value-type="float" office:value="0">
            <text:p>0</text:p>
          </table:table-cell>
          <table:table-cell table:style-name="ACE-0x8823ac0" table:formula="of:=[.K20]" office:value-type="float" office:value="4">
            <text:p>4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21]+[.Q21]" office:value-type="float" office:value="4">
            <text:p>4</text:p>
          </table:table-cell>
          <table:table-cell table:style-name="ACE-0x8823ac0" table:formula="of:=(IF([.Q21]=0;0;IF([.P21]=0;(([.R21]*([.R21]+1)/2)+1);(([.R21]*([.R21]+1)/2)-([.P21]*([.P21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Ritual cast</text:p>
          </table:table-cell>
          <table:table-cell table:style-name="ACE-0x8823f40"/>
          <table:table-cell table:style-name="ACE-0x8823ac0" table:formula="of:=IF(ISBLANK([.N22]);0;2)" office:value-type="float" office:value="0">
            <text:p>0</text:p>
          </table:table-cell>
          <table:table-cell table:style-name="ACE-0x8823ac0" table:formula="of:=[.K20]" office:value-type="float" office:value="4">
            <text:p>4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22]+[.Q22]" office:value-type="float" office:value="4">
            <text:p>4</text:p>
          </table:table-cell>
          <table:table-cell table:style-name="ACE-0x8823ac0" table:formula="of:=(IF([.Q22]=0;0;IF([.P22]=0;(([.R22]*([.R22]+1)/2)+1);(([.R22]*([.R22]+1)/2)-([.P22]*([.P22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Conjuring</text:p>
          </table:table-cell>
          <table:table-cell table:style-name="ACE-0x8824300" office:value-type="float" office:value="4">
            <text:p>4</text:p>
          </table:table-cell>
          <table:table-cell table:style-name="ACE-0x8824000" table:formula="of:=IF([.K23]=0;0;(([.K23]*([.K23]+1)/2)+1)*5)" office:value-type="float" office:value="55">
            <text:p>55</text:p>
          </table:table-cell>
          <table:table-cell table:style-name="ACE-0x8823dc0" office:value-type="string">
            <text:p>Summoning</text:p>
          </table:table-cell>
          <table:table-cell table:style-name="ACE-0x8823e80"/>
          <table:table-cell table:style-name="ACE-0x8824000" table:formula="of:=IF(ISBLANK([.N23]);0;2)" office:value-type="float" office:value="0">
            <text:p>0</text:p>
          </table:table-cell>
          <table:table-cell table:style-name="ACE-0x8824000" table:formula="of:=[.K23]" office:value-type="float" office:value="4">
            <text:p>4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23]+[.Q23]" office:value-type="float" office:value="4">
            <text:p>4</text:p>
          </table:table-cell>
          <table:table-cell table:style-name="ACE-0x8824000" table:formula="of:=(IF([.Q23]=0;0;IF([.P23]=0;(([.R23]*([.R23]+1)/2)+1);(([.R23]*([.R23]+1)/2)-([.P23]*([.P23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Banishing</text:p>
          </table:table-cell>
          <table:table-cell table:style-name="ACE-0x8823f40"/>
          <table:table-cell table:style-name="ACE-0x8823ac0" table:formula="of:=IF(ISBLANK([.N24]);0;2)" office:value-type="float" office:value="0">
            <text:p>0</text:p>
          </table:table-cell>
          <table:table-cell table:style-name="ACE-0x8823ac0" table:formula="of:=[.K23]" office:value-type="float" office:value="4">
            <text:p>4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24]+[.Q24]" office:value-type="float" office:value="4">
            <text:p>4</text:p>
          </table:table-cell>
          <table:table-cell table:style-name="ACE-0x8823ac0" table:formula="of:=(IF([.Q24]=0;0;IF([.P24]=0;(([.R24]*([.R24]+1)/2)+1);(([.R24]*([.R24]+1)/2)-([.P24]*([.P24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Binding</text:p>
          </table:table-cell>
          <table:table-cell table:style-name="ACE-0x8823f40"/>
          <table:table-cell table:style-name="ACE-0x8823ac0" table:formula="of:=IF(ISBLANK([.N25]);0;2)" office:value-type="float" office:value="0">
            <text:p>0</text:p>
          </table:table-cell>
          <table:table-cell table:style-name="ACE-0x8823ac0" table:formula="of:=[.K23]" office:value-type="float" office:value="4">
            <text:p>4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25]+[.Q25]" office:value-type="float" office:value="4">
            <text:p>4</text:p>
          </table:table-cell>
          <table:table-cell table:style-name="ACE-0x8823ac0" table:formula="of:=(IF([.Q25]=0;0;IF([.P25]=0;(([.R25]*([.R25]+1)/2)+1);(([.R25]*([.R25]+1)/2)-([.P25]*([.P25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Tasking</text:p>
          </table:table-cell>
          <table:table-cell table:style-name="ACE-0x8824300" office:value-type="float" office:value="0">
            <text:p>0</text:p>
          </table:table-cell>
          <table:table-cell table:style-name="ACE-0x8824000" table:formula="of:=IF([.K26]=0;0;(([.K26]*([.K26]+1)/2)+1)*5)" office:value-type="float" office:value="0">
            <text:p>0</text:p>
          </table:table-cell>
          <table:table-cell table:style-name="ACE-0x8823dc0" office:value-type="string">
            <text:p>Compiling</text:p>
          </table:table-cell>
          <table:table-cell table:style-name="ACE-0x8823e80"/>
          <table:table-cell table:style-name="ACE-0x8824000" table:formula="of:=IF(ISBLANK([.N26]);0;2)" office:value-type="float" office:value="0">
            <text:p>0</text:p>
          </table:table-cell>
          <table:table-cell table:style-name="ACE-0x8824000" table:formula="of:=[.K26]" office:value-type="float" office:value="0">
            <text:p>0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26]+[.Q26]" office:value-type="float" office:value="0">
            <text:p>0</text:p>
          </table:table-cell>
          <table:table-cell table:style-name="ACE-0x8824000" table:formula="of:=(IF([.Q26]=0;0;IF([.P26]=0;(([.R26]*([.R26]+1)/2)+1);(([.R26]*([.R26]+1)/2)-([.P26]*([.P26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Decompiling</text:p>
          </table:table-cell>
          <table:table-cell table:style-name="ACE-0x8823f40"/>
          <table:table-cell table:style-name="ACE-0x8823ac0" table:formula="of:=IF(ISBLANK([.N27]);0;2)" office:value-type="float" office:value="0">
            <text:p>0</text:p>
          </table:table-cell>
          <table:table-cell table:style-name="ACE-0x8823ac0" table:formula="of:=[.K26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27]+[.Q27]" office:value-type="float" office:value="0">
            <text:p>0</text:p>
          </table:table-cell>
          <table:table-cell table:style-name="ACE-0x8823ac0" table:formula="of:=(IF([.Q27]=0;0;IF([.P27]=0;(([.R27]*([.R27]+1)/2)+1);(([.R27]*([.R27]+1)/2)-([.P27]*([.P27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Registering</text:p>
          </table:table-cell>
          <table:table-cell table:style-name="ACE-0x8823f40"/>
          <table:table-cell table:style-name="ACE-0x8823ac0" table:formula="of:=IF(ISBLANK([.N28]);0;2)" office:value-type="float" office:value="0">
            <text:p>0</text:p>
          </table:table-cell>
          <table:table-cell table:style-name="ACE-0x8823ac0" table:formula="of:=[.K26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28]+[.Q28]" office:value-type="float" office:value="0">
            <text:p>0</text:p>
          </table:table-cell>
          <table:table-cell table:style-name="ACE-0x8823ac0" table:formula="of:=(IF([.Q28]=0;0;IF([.P28]=0;(([.R28]*([.R28]+1)/2)+1);(([.R28]*([.R28]+1)/2)-([.P28]*([.P28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None</text:p>
          </table:table-cell>
          <table:table-cell table:style-name="ACE-0x8824000" office:value-type="float" office:value="0">
            <text:p>0</text:p>
          </table:table-cell>
          <table:table-cell table:style-name="ACE-0x8824000" table:formula="of:=IF([.K29]=0;0;(([.K29]*([.K29]+1)/2)+1)*5)" office:value-type="float" office:value="0">
            <text:p>0</text:p>
          </table:table-cell>
          <table:table-cell table:style-name="ACE-0x8823dc0" office:value-type="string">
            <text:p>Assensing</text:p>
          </table:table-cell>
          <table:table-cell table:style-name="ACE-0x8823e80"/>
          <table:table-cell table:style-name="ACE-0x8824000" table:formula="of:=IF(ISBLANK([.N29]);0;2)" office:value-type="float" office:value="0">
            <text:p>0</text:p>
          </table:table-cell>
          <table:table-cell table:style-name="ACE-0x8824000" table:formula="of:=[.K29]" office:value-type="float" office:value="0">
            <text:p>0</text:p>
          </table:table-cell>
          <table:table-cell table:style-name="ACE-0x8823e80" office:value-type="float" office:value="3">
            <text:p>3</text:p>
          </table:table-cell>
          <table:table-cell table:style-name="ACE-0x8823dc0" table:formula="of:=[.P29]+[.Q29]" office:value-type="float" office:value="3">
            <text:p>3</text:p>
          </table:table-cell>
          <table:table-cell table:style-name="ACE-0x8824000" table:formula="of:=(IF([.Q29]=0;0;IF([.P29]=0;(([.R29]*([.R29]+1)/2)+1);(([.R29]*([.R29]+1)/2)-([.P29]*([.P29]+1)/2))))*2)" office:value-type="float" office:value="14">
            <text:p>1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Arcana</text:p>
          </table:table-cell>
          <table:table-cell table:style-name="ACE-0x8823f40"/>
          <table:table-cell table:style-name="ACE-0x8823ac0" table:formula="of:=IF(ISBLANK([.N30]);0;2)" office:value-type="float" office:value="0">
            <text:p>0</text:p>
          </table:table-cell>
          <table:table-cell table:style-name="ACE-0x8823ac0" table:formula="of:=[.K29]" office:value-type="float" office:value="0">
            <text:p>0</text:p>
          </table:table-cell>
          <table:table-cell table:style-name="ACE-0x8823f40" office:value-type="float" office:value="3">
            <text:p>3</text:p>
          </table:table-cell>
          <table:table-cell table:style-name="ACE-0x8823d00" table:formula="of:=[.P30]+[.Q30]" office:value-type="float" office:value="3">
            <text:p>3</text:p>
          </table:table-cell>
          <table:table-cell table:style-name="ACE-0x8823ac0" table:formula="of:=(IF([.Q30]=0;0;IF([.P30]=0;(([.R30]*([.R30]+1)/2)+1);(([.R30]*([.R30]+1)/2)-([.P30]*([.P30]+1)/2))))*2)" office:value-type="float" office:value="14">
            <text:p>1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Astral Combat</text:p>
          </table:table-cell>
          <table:table-cell table:style-name="ACE-0x8823f40"/>
          <table:table-cell table:style-name="ACE-0x8823ac0" table:formula="of:=IF(ISBLANK([.N31]);0;2)" office:value-type="float" office:value="0">
            <text:p>0</text:p>
          </table:table-cell>
          <table:table-cell table:style-name="ACE-0x8823ac0" table:formula="of:=[.K29]" office:value-type="float" office:value="0">
            <text:p>0</text:p>
          </table:table-cell>
          <table:table-cell table:style-name="ACE-0x8823f40" office:value-type="float" office:value="3">
            <text:p>3</text:p>
          </table:table-cell>
          <table:table-cell table:style-name="ACE-0x8823d00" table:formula="of:=[.P31]+[.Q31]" office:value-type="float" office:value="3">
            <text:p>3</text:p>
          </table:table-cell>
          <table:table-cell table:style-name="ACE-0x8823ac0" table:formula="of:=(IF([.Q31]=0;0;IF([.P31]=0;(([.R31]*([.R31]+1)/2)+1);(([.R31]*([.R31]+1)/2)-([.P31]*([.P31]+1)/2))))*2)" office:value-type="float" office:value="14">
            <text:p>1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Enchanting</text:p>
          </table:table-cell>
          <table:table-cell table:style-name="ACE-0x8823f40"/>
          <table:table-cell table:style-name="ACE-0x8823ac0" table:formula="of:=IF(ISBLANK([.N32]);0;2)" office:value-type="float" office:value="0">
            <text:p>0</text:p>
          </table:table-cell>
          <table:table-cell table:style-name="ACE-0x8823ac0" table:formula="of:=[.K29]" office:value-type="float" office:value="0">
            <text:p>0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32]+[.Q32]" office:value-type="float" office:value="1">
            <text:p>1</text:p>
          </table:table-cell>
          <table:table-cell table:style-name="ACE-0x8823ac0" table:formula="of:=(IF([.Q32]=0;0;IF([.P32]=0;(([.R32]*([.R32]+1)/2)+1);(([.R32]*([.R32]+1)/2)-([.P32]*([.P32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Cracking</text:p>
          </table:table-cell>
          <table:table-cell table:style-name="ACE-0x8824300" office:value-type="float" office:value="0">
            <text:p>0</text:p>
          </table:table-cell>
          <table:table-cell table:style-name="ACE-0x8824000" table:formula="of:=IF([.K33]=0;0;(([.K33]*([.K33]+1)/2)+1)*5)" office:value-type="float" office:value="0">
            <text:p>0</text:p>
          </table:table-cell>
          <table:table-cell table:style-name="ACE-0x8823dc0" office:value-type="string">
            <text:p>Hacking</text:p>
          </table:table-cell>
          <table:table-cell table:style-name="ACE-0x8823e80"/>
          <table:table-cell table:style-name="ACE-0x8824000" table:formula="of:=IF(ISBLANK([.N33]);0;2)" office:value-type="float" office:value="0">
            <text:p>0</text:p>
          </table:table-cell>
          <table:table-cell table:style-name="ACE-0x8824000" table:formula="of:=[.K33]" office:value-type="float" office:value="0">
            <text:p>0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33]+[.Q33]" office:value-type="float" office:value="0">
            <text:p>0</text:p>
          </table:table-cell>
          <table:table-cell table:style-name="ACE-0x8824000" table:formula="of:=(IF([.Q33]=0;0;IF([.P33]=0;(([.R33]*([.R33]+1)/2)+1);(([.R33]*([.R33]+1)/2)-([.P33]*([.P33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Electronic W</text:p>
          </table:table-cell>
          <table:table-cell table:style-name="ACE-0x8823f40"/>
          <table:table-cell table:style-name="ACE-0x8823ac0" table:formula="of:=IF(ISBLANK([.N34]);0;2)" office:value-type="float" office:value="0">
            <text:p>0</text:p>
          </table:table-cell>
          <table:table-cell table:style-name="ACE-0x8823ac0" table:formula="of:=[.K33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34]+[.Q34]" office:value-type="float" office:value="0">
            <text:p>0</text:p>
          </table:table-cell>
          <table:table-cell table:style-name="ACE-0x8823ac0" table:formula="of:=(IF([.Q34]=0;0;IF([.P34]=0;(([.R34]*([.R34]+1)/2)+1);(([.R34]*([.R34]+1)/2)-([.P34]*([.P34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Cybercombat</text:p>
          </table:table-cell>
          <table:table-cell table:style-name="ACE-0x8823f40"/>
          <table:table-cell table:style-name="ACE-0x8823ac0" table:formula="of:=IF(ISBLANK([.N35]);0;2)" office:value-type="float" office:value="0">
            <text:p>0</text:p>
          </table:table-cell>
          <table:table-cell table:style-name="ACE-0x8823ac0" table:formula="of:=[.K33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35]+[.Q35]" office:value-type="float" office:value="0">
            <text:p>0</text:p>
          </table:table-cell>
          <table:table-cell table:style-name="ACE-0x8823ac0" table:formula="of:=(IF([.Q35]=0;0;IF([.P35]=0;(([.R35]*([.R35]+1)/2)+1);(([.R35]*([.R35]+1)/2)-([.P35]*([.P35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Electronics</text:p>
          </table:table-cell>
          <table:table-cell table:style-name="ACE-0x8824300" office:value-type="float" office:value="0">
            <text:p>0</text:p>
          </table:table-cell>
          <table:table-cell table:style-name="ACE-0x8824000" table:formula="of:=IF([.K36]=0;0;(([.K36]*([.K36]+1)/2)+1)*5)" office:value-type="float" office:value="0">
            <text:p>0</text:p>
          </table:table-cell>
          <table:table-cell table:style-name="ACE-0x8823dc0" office:value-type="string">
            <text:p>Computer</text:p>
          </table:table-cell>
          <table:table-cell table:style-name="ACE-0x8823e80"/>
          <table:table-cell table:style-name="ACE-0x8824000" table:formula="of:=IF(ISBLANK([.N36]);0;2)" office:value-type="float" office:value="0">
            <text:p>0</text:p>
          </table:table-cell>
          <table:table-cell table:style-name="ACE-0x8824000" table:formula="of:=[.K36]" office:value-type="float" office:value="0">
            <text:p>0</text:p>
          </table:table-cell>
          <table:table-cell table:style-name="ACE-0x8823e80" office:value-type="float" office:value="2">
            <text:p>2</text:p>
          </table:table-cell>
          <table:table-cell table:style-name="ACE-0x8823dc0" table:formula="of:=[.P36]+[.Q36]" office:value-type="float" office:value="2">
            <text:p>2</text:p>
          </table:table-cell>
          <table:table-cell table:style-name="ACE-0x8824000" table:formula="of:=(IF([.Q36]=0;0;IF([.P36]=0;(([.R36]*([.R36]+1)/2)+1);(([.R36]*([.R36]+1)/2)-([.P36]*([.P36]+1)/2))))*2)" office:value-type="float" office:value="8">
            <text:p>8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Data Search</text:p>
          </table:table-cell>
          <table:table-cell table:style-name="ACE-0x8823f40"/>
          <table:table-cell table:style-name="ACE-0x8823ac0" table:formula="of:=IF(ISBLANK([.N37]);0;2)" office:value-type="float" office:value="0">
            <text:p>0</text:p>
          </table:table-cell>
          <table:table-cell table:style-name="ACE-0x8823ac0" table:formula="of:=[.K36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37]+[.Q37]" office:value-type="float" office:value="0">
            <text:p>0</text:p>
          </table:table-cell>
          <table:table-cell table:style-name="ACE-0x8823ac0" table:formula="of:=(IF([.Q37]=0;0;IF([.P37]=0;(([.R37]*([.R37]+1)/2)+1);(([.R37]*([.R37]+1)/2)-([.P37]*([.P37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Hardware</text:p>
          </table:table-cell>
          <table:table-cell table:style-name="ACE-0x8823f40"/>
          <table:table-cell table:style-name="ACE-0x8823ac0" table:formula="of:=IF(ISBLANK([.N38]);0;2)" office:value-type="float" office:value="0">
            <text:p>0</text:p>
          </table:table-cell>
          <table:table-cell table:style-name="ACE-0x8823ac0" table:formula="of:=[.K36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38]+[.Q38]" office:value-type="float" office:value="0">
            <text:p>0</text:p>
          </table:table-cell>
          <table:table-cell table:style-name="ACE-0x8823ac0" table:formula="of:=(IF([.Q38]=0;0;IF([.P38]=0;(([.R38]*([.R38]+1)/2)+1);(([.R38]*([.R38]+1)/2)-([.P38]*([.P38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Software</text:p>
          </table:table-cell>
          <table:table-cell table:style-name="ACE-0x8823f40"/>
          <table:table-cell table:style-name="ACE-0x8823ac0" table:formula="of:=IF(ISBLANK([.N39]);0;2)" office:value-type="float" office:value="0">
            <text:p>0</text:p>
          </table:table-cell>
          <table:table-cell table:style-name="ACE-0x8823ac0" table:formula="of:=[.K36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39]+[.Q39]" office:value-type="float" office:value="0">
            <text:p>0</text:p>
          </table:table-cell>
          <table:table-cell table:style-name="ACE-0x8823ac0" table:formula="of:=(IF([.Q39]=0;0;IF([.P39]=0;(([.R39]*([.R39]+1)/2)+1);(([.R39]*([.R39]+1)/2)-([.P39]*([.P39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Influence</text:p>
          </table:table-cell>
          <table:table-cell table:style-name="ACE-0x8824300" office:value-type="float" office:value="3">
            <text:p>3</text:p>
          </table:table-cell>
          <table:table-cell table:style-name="ACE-0x8824000" table:formula="of:=IF([.K40]=0;0;(([.K40]*([.K40]+1)/2)+1)*5)" office:value-type="float" office:value="35">
            <text:p>35</text:p>
          </table:table-cell>
          <table:table-cell table:style-name="ACE-0x8823dc0" office:value-type="string">
            <text:p>Con</text:p>
          </table:table-cell>
          <table:table-cell table:style-name="ACE-0x8823e80"/>
          <table:table-cell table:style-name="ACE-0x8824000" table:formula="of:=IF(ISBLANK([.N40]);0;2)" office:value-type="float" office:value="0">
            <text:p>0</text:p>
          </table:table-cell>
          <table:table-cell table:style-name="ACE-0x8824000" table:formula="of:=[.K40]" office:value-type="float" office:value="3">
            <text:p>3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40]+[.Q40]" office:value-type="float" office:value="3">
            <text:p>3</text:p>
          </table:table-cell>
          <table:table-cell table:style-name="ACE-0x8824000" table:formula="of:=(IF([.Q40]=0;0;IF([.P40]=0;(([.R40]*([.R40]+1)/2)+1);(([.R40]*([.R40]+1)/2)-([.P40]*([.P40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Ettiquette</text:p>
          </table:table-cell>
          <table:table-cell table:style-name="ACE-0x8823f40"/>
          <table:table-cell table:style-name="ACE-0x8823ac0" table:formula="of:=IF(ISBLANK([.N41]);0;2)" office:value-type="float" office:value="0">
            <text:p>0</text:p>
          </table:table-cell>
          <table:table-cell table:style-name="ACE-0x8823ac0" table:formula="of:=[.K40]" office:value-type="float" office:value="3">
            <text:p>3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41]+[.Q41]" office:value-type="float" office:value="3">
            <text:p>3</text:p>
          </table:table-cell>
          <table:table-cell table:style-name="ACE-0x8823ac0" table:formula="of:=(IF([.Q41]=0;0;IF([.P41]=0;(([.R41]*([.R41]+1)/2)+1);(([.R41]*([.R41]+1)/2)-([.P41]*([.P41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Leadership</text:p>
          </table:table-cell>
          <table:table-cell table:style-name="ACE-0x8823f40"/>
          <table:table-cell table:style-name="ACE-0x8823ac0" table:formula="of:=IF(ISBLANK([.N42]);0;2)" office:value-type="float" office:value="0">
            <text:p>0</text:p>
          </table:table-cell>
          <table:table-cell table:style-name="ACE-0x8823ac0" table:formula="of:=[.K40]" office:value-type="float" office:value="3">
            <text:p>3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42]+[.Q42]" office:value-type="float" office:value="3">
            <text:p>3</text:p>
          </table:table-cell>
          <table:table-cell table:style-name="ACE-0x8823ac0" table:formula="of:=(IF([.Q42]=0;0;IF([.P42]=0;(([.R42]*([.R42]+1)/2)+1);(([.R42]*([.R42]+1)/2)-([.P42]*([.P42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Negotiation</text:p>
          </table:table-cell>
          <table:table-cell table:style-name="ACE-0x8823f40"/>
          <table:table-cell table:style-name="ACE-0x8823ac0" table:formula="of:=IF(ISBLANK([.N43]);0;2)" office:value-type="float" office:value="0">
            <text:p>0</text:p>
          </table:table-cell>
          <table:table-cell table:style-name="ACE-0x8823ac0" table:formula="of:=[.K40]" office:value-type="float" office:value="3">
            <text:p>3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43]+[.Q43]" office:value-type="float" office:value="3">
            <text:p>3</text:p>
          </table:table-cell>
          <table:table-cell table:style-name="ACE-0x8823ac0" table:formula="of:=(IF([.Q43]=0;0;IF([.P43]=0;(([.R43]*([.R43]+1)/2)+1);(([.R43]*([.R43]+1)/2)-([.P43]*([.P43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None</text:p>
          </table:table-cell>
          <table:table-cell table:style-name="ACE-0x8824000" office:value-type="float" office:value="0">
            <text:p>0</text:p>
          </table:table-cell>
          <table:table-cell table:style-name="ACE-0x8824000" table:formula="of:=IF([.K44]=0;0;(([.K44]*([.K44]+1)/2)+1)*5)" office:value-type="float" office:value="0">
            <text:p>0</text:p>
          </table:table-cell>
          <table:table-cell table:style-name="ACE-0x8823dc0" office:value-type="string">
            <text:p>Intimidation</text:p>
          </table:table-cell>
          <table:table-cell table:style-name="ACE-0x8823e80"/>
          <table:table-cell table:style-name="ACE-0x8824000" table:formula="of:=IF(ISBLANK([.N44]);0;2)" office:value-type="float" office:value="0">
            <text:p>0</text:p>
          </table:table-cell>
          <table:table-cell table:style-name="ACE-0x8824000" table:formula="of:=[.K44]" office:value-type="float" office:value="0">
            <text:p>0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44]+[.Q44]" office:value-type="float" office:value="0">
            <text:p>0</text:p>
          </table:table-cell>
          <table:table-cell table:style-name="ACE-0x8824000" table:formula="of:=(IF([.Q44]=0;0;IF([.P44]=0;(([.R44]*([.R44]+1)/2)+1);(([.R44]*([.R44]+1)/2)-([.P44]*([.P44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Instruction</text:p>
          </table:table-cell>
          <table:table-cell table:style-name="ACE-0x8823f40"/>
          <table:table-cell table:style-name="ACE-0x8823ac0" table:formula="of:=IF(ISBLANK([.N45]);0;2)" office:value-type="float" office:value="0">
            <text:p>0</text:p>
          </table:table-cell>
          <table:table-cell table:style-name="ACE-0x8823ac0" table:formula="of:=[.K44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45]+[.Q45]" office:value-type="float" office:value="0">
            <text:p>0</text:p>
          </table:table-cell>
          <table:table-cell table:style-name="ACE-0x8823ac0" table:formula="of:=(IF([.Q45]=0;0;IF([.P45]=0;(([.R45]*([.R45]+1)/2)+1);(([.R45]*([.R45]+1)/2)-([.P45]*([.P45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Biotech</text:p>
          </table:table-cell>
          <table:table-cell table:style-name="ACE-0x8824300" office:value-type="float" office:value="1">
            <text:p>1</text:p>
          </table:table-cell>
          <table:table-cell table:style-name="ACE-0x8824000" table:formula="of:=IF([.K46]=0;0;(([.K46]*([.K46]+1)/2)+1)*5)" office:value-type="float" office:value="10">
            <text:p>10</text:p>
          </table:table-cell>
          <table:table-cell table:style-name="ACE-0x8823dc0" office:value-type="string">
            <text:p>Cybertech</text:p>
          </table:table-cell>
          <table:table-cell table:style-name="ACE-0x8823e80"/>
          <table:table-cell table:style-name="ACE-0x8824000" table:formula="of:=IF(ISBLANK([.N46]);0;2)" office:value-type="float" office:value="0">
            <text:p>0</text:p>
          </table:table-cell>
          <table:table-cell table:style-name="ACE-0x8824000" table:formula="of:=[.K46]" office:value-type="float" office:value="1">
            <text:p>1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46]+[.Q46]" office:value-type="float" office:value="1">
            <text:p>1</text:p>
          </table:table-cell>
          <table:table-cell table:style-name="ACE-0x8824000" table:formula="of:=(IF([.Q46]=0;0;IF([.P46]=0;(([.R46]*([.R46]+1)/2)+1);(([.R46]*([.R46]+1)/2)-([.P46]*([.P46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First Aid</text:p>
          </table:table-cell>
          <table:table-cell table:style-name="ACE-0x8823f40"/>
          <table:table-cell table:style-name="ACE-0x8823ac0" table:formula="of:=IF(ISBLANK([.N47]);0;2)" office:value-type="float" office:value="0">
            <text:p>0</text:p>
          </table:table-cell>
          <table:table-cell table:style-name="ACE-0x8823ac0" table:formula="of:=[.K46]" office:value-type="float" office:value="1">
            <text:p>1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47]+[.Q47]" office:value-type="float" office:value="2">
            <text:p>2</text:p>
          </table:table-cell>
          <table:table-cell table:style-name="ACE-0x8823ac0" table:formula="of:=(IF([.Q47]=0;0;IF([.P47]=0;(([.R47]*([.R47]+1)/2)+1);(([.R47]*([.R47]+1)/2)-([.P47]*([.P47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Medicine</text:p>
          </table:table-cell>
          <table:table-cell table:style-name="ACE-0x8823f40"/>
          <table:table-cell table:style-name="ACE-0x8823ac0" table:formula="of:=IF(ISBLANK([.N48]);0;2)" office:value-type="float" office:value="0">
            <text:p>0</text:p>
          </table:table-cell>
          <table:table-cell table:style-name="ACE-0x8823ac0" table:formula="of:=[.K46]" office:value-type="float" office:value="1">
            <text:p>1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48]+[.Q48]" office:value-type="float" office:value="1">
            <text:p>1</text:p>
          </table:table-cell>
          <table:table-cell table:style-name="ACE-0x8823ac0" table:formula="of:=(IF([.Q48]=0;0;IF([.P48]=0;(([.R48]*([.R48]+1)/2)+1);(([.R48]*([.R48]+1)/2)-([.P48]*([.P48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Stealth</text:p>
          </table:table-cell>
          <table:table-cell table:style-name="ACE-0x8824300" office:value-type="float" office:value="1">
            <text:p>1</text:p>
          </table:table-cell>
          <table:table-cell table:style-name="ACE-0x8824000" table:formula="of:=IF([.K49]=0;0;(([.K49]*([.K49]+1)/2)+1)*5)" office:value-type="float" office:value="10">
            <text:p>10</text:p>
          </table:table-cell>
          <table:table-cell table:style-name="ACE-0x8823dc0" office:value-type="string">
            <text:p>Disguise</text:p>
          </table:table-cell>
          <table:table-cell table:style-name="ACE-0x8823e80"/>
          <table:table-cell table:style-name="ACE-0x8824000" table:formula="of:=IF(ISBLANK([.N49]);0;2)" office:value-type="float" office:value="0">
            <text:p>0</text:p>
          </table:table-cell>
          <table:table-cell table:style-name="ACE-0x8824000" table:formula="of:=[.K49]" office:value-type="float" office:value="1">
            <text:p>1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49]+[.Q49]" office:value-type="float" office:value="1">
            <text:p>1</text:p>
          </table:table-cell>
          <table:table-cell table:style-name="ACE-0x8824000" table:formula="of:=(IF([.Q49]=0;0;IF([.P49]=0;(([.R49]*([.R49]+1)/2)+1);(([.R49]*([.R49]+1)/2)-([.P49]*([.P49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Infiltration</text:p>
          </table:table-cell>
          <table:table-cell table:style-name="ACE-0x8823f40"/>
          <table:table-cell table:style-name="ACE-0x8823ac0" table:formula="of:=IF(ISBLANK([.N50]);0;2)" office:value-type="float" office:value="0">
            <text:p>0</text:p>
          </table:table-cell>
          <table:table-cell table:style-name="ACE-0x8823ac0" table:formula="of:=[.K49]" office:value-type="float" office:value="1">
            <text:p>1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50]+[.Q50]" office:value-type="float" office:value="1">
            <text:p>1</text:p>
          </table:table-cell>
          <table:table-cell table:style-name="ACE-0x8823ac0" table:formula="of:=(IF([.Q50]=0;0;IF([.P50]=0;(([.R50]*([.R50]+1)/2)+1);(([.R50]*([.R50]+1)/2)-([.P50]*([.P50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Palming</text:p>
          </table:table-cell>
          <table:table-cell table:style-name="ACE-0x8823f40"/>
          <table:table-cell table:style-name="ACE-0x8823ac0" table:formula="of:=IF(ISBLANK([.N51]);0;2)" office:value-type="float" office:value="0">
            <text:p>0</text:p>
          </table:table-cell>
          <table:table-cell table:style-name="ACE-0x8823ac0" table:formula="of:=[.K49]" office:value-type="float" office:value="1">
            <text:p>1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51]+[.Q51]" office:value-type="float" office:value="1">
            <text:p>1</text:p>
          </table:table-cell>
          <table:table-cell table:style-name="ACE-0x8823ac0" table:formula="of:=(IF([.Q51]=0;0;IF([.P51]=0;(([.R51]*([.R51]+1)/2)+1);(([.R51]*([.R51]+1)/2)-([.P51]*([.P51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Shadowing</text:p>
          </table:table-cell>
          <table:table-cell table:style-name="ACE-0x8823f40"/>
          <table:table-cell table:style-name="ACE-0x8823ac0" table:formula="of:=IF(ISBLANK([.N52]);0;2)" office:value-type="float" office:value="0">
            <text:p>0</text:p>
          </table:table-cell>
          <table:table-cell table:style-name="ACE-0x8823ac0" table:formula="of:=[.K49]" office:value-type="float" office:value="1">
            <text:p>1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52]+[.Q52]" office:value-type="float" office:value="1">
            <text:p>1</text:p>
          </table:table-cell>
          <table:table-cell table:style-name="ACE-0x8823ac0" table:formula="of:=(IF([.Q52]=0;0;IF([.P52]=0;(([.R52]*([.R52]+1)/2)+1);(([.R52]*([.R52]+1)/2)-([.P52]*([.P52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Athletics</text:p>
          </table:table-cell>
          <table:table-cell table:style-name="ACE-0x8824300" office:value-type="float" office:value="1">
            <text:p>1</text:p>
          </table:table-cell>
          <table:table-cell table:style-name="ACE-0x8824000" table:formula="of:=IF([.K53]=0;0;(([.K53]*([.K53]+1)/2)+1)*5)" office:value-type="float" office:value="10">
            <text:p>10</text:p>
          </table:table-cell>
          <table:table-cell table:style-name="ACE-0x8823dc0" office:value-type="string">
            <text:p>Climbing</text:p>
          </table:table-cell>
          <table:table-cell table:style-name="ACE-0x8823e80"/>
          <table:table-cell table:style-name="ACE-0x8824000" table:formula="of:=IF(ISBLANK([.N53]);0;2)" office:value-type="float" office:value="0">
            <text:p>0</text:p>
          </table:table-cell>
          <table:table-cell table:style-name="ACE-0x8824000" table:formula="of:=[.K53]" office:value-type="float" office:value="1">
            <text:p>1</text:p>
          </table:table-cell>
          <table:table-cell table:style-name="ACE-0x8823e80" office:value-type="float" office:value="1">
            <text:p>1</text:p>
          </table:table-cell>
          <table:table-cell table:style-name="ACE-0x8823dc0" table:formula="of:=[.P53]+[.Q53]" office:value-type="float" office:value="2">
            <text:p>2</text:p>
          </table:table-cell>
          <table:table-cell table:style-name="ACE-0x8824000" table:formula="of:=(IF([.Q53]=0;0;IF([.P53]=0;(([.R53]*([.R53]+1)/2)+1);(([.R53]*([.R53]+1)/2)-([.P53]*([.P53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Gymastic</text:p>
          </table:table-cell>
          <table:table-cell table:style-name="ACE-0x8823f40"/>
          <table:table-cell table:style-name="ACE-0x8823ac0" table:formula="of:=IF(ISBLANK([.N54]);0;2)" office:value-type="float" office:value="0">
            <text:p>0</text:p>
          </table:table-cell>
          <table:table-cell table:style-name="ACE-0x8823ac0" table:formula="of:=[.K53]" office:value-type="float" office:value="1">
            <text:p>1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54]+[.Q54]" office:value-type="float" office:value="1">
            <text:p>1</text:p>
          </table:table-cell>
          <table:table-cell table:style-name="ACE-0x8823ac0" table:formula="of:=(IF([.Q54]=0;0;IF([.P54]=0;(([.R54]*([.R54]+1)/2)+1);(([.R54]*([.R54]+1)/2)-([.P54]*([.P54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Running</text:p>
          </table:table-cell>
          <table:table-cell table:style-name="ACE-0x8823f40"/>
          <table:table-cell table:style-name="ACE-0x8823ac0" table:formula="of:=IF(ISBLANK([.N55]);0;2)" office:value-type="float" office:value="0">
            <text:p>0</text:p>
          </table:table-cell>
          <table:table-cell table:style-name="ACE-0x8823ac0" table:formula="of:=[.K53]" office:value-type="float" office:value="1">
            <text:p>1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55]+[.Q55]" office:value-type="float" office:value="2">
            <text:p>2</text:p>
          </table:table-cell>
          <table:table-cell table:style-name="ACE-0x8823ac0" table:formula="of:=(IF([.Q55]=0;0;IF([.P55]=0;(([.R55]*([.R55]+1)/2)+1);(([.R55]*([.R55]+1)/2)-([.P55]*([.P55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Swimming</text:p>
          </table:table-cell>
          <table:table-cell table:style-name="ACE-0x8823f40"/>
          <table:table-cell table:style-name="ACE-0x8823ac0" table:formula="of:=IF(ISBLANK([.N56]);0;2)" office:value-type="float" office:value="0">
            <text:p>0</text:p>
          </table:table-cell>
          <table:table-cell table:style-name="ACE-0x8823ac0" table:formula="of:=[.K53]" office:value-type="float" office:value="1">
            <text:p>1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56]+[.Q56]" office:value-type="float" office:value="3">
            <text:p>3</text:p>
          </table:table-cell>
          <table:table-cell table:style-name="ACE-0x8823ac0" table:formula="of:=(IF([.Q56]=0;0;IF([.P56]=0;(([.R56]*([.R56]+1)/2)+1);(([.R56]*([.R56]+1)/2)-([.P56]*([.P56]+1)/2))))*2)" office:value-type="float" office:value="10">
            <text:p>1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Outdoors</text:p>
          </table:table-cell>
          <table:table-cell table:style-name="ACE-0x8824300" office:value-type="float" office:value="0">
            <text:p>0</text:p>
          </table:table-cell>
          <table:table-cell table:style-name="ACE-0x8824000" table:formula="of:=IF([.K57]=0;0;(([.K57]*([.K57]+1)/2)+1)*5)" office:value-type="float" office:value="0">
            <text:p>0</text:p>
          </table:table-cell>
          <table:table-cell table:style-name="ACE-0x8823dc0" office:value-type="string">
            <text:p>Navigation</text:p>
          </table:table-cell>
          <table:table-cell table:style-name="ACE-0x8823e80"/>
          <table:table-cell table:style-name="ACE-0x8824000" table:formula="of:=IF(ISBLANK([.N57]);0;2)" office:value-type="float" office:value="0">
            <text:p>0</text:p>
          </table:table-cell>
          <table:table-cell table:style-name="ACE-0x8824000" table:formula="of:=[.K57]" office:value-type="float" office:value="0">
            <text:p>0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57]+[.Q57]" office:value-type="float" office:value="0">
            <text:p>0</text:p>
          </table:table-cell>
          <table:table-cell table:style-name="ACE-0x8824000" table:formula="of:=(IF([.Q57]=0;0;IF([.P57]=0;(([.R57]*([.R57]+1)/2)+1);(([.R57]*([.R57]+1)/2)-([.P57]*([.P57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Survival</text:p>
          </table:table-cell>
          <table:table-cell table:style-name="ACE-0x8823f40"/>
          <table:table-cell table:style-name="ACE-0x8823ac0" table:formula="of:=IF(ISBLANK([.N58]);0;2)" office:value-type="float" office:value="0">
            <text:p>0</text:p>
          </table:table-cell>
          <table:table-cell table:style-name="ACE-0x8823ac0" table:formula="of:=[.K57]" office:value-type="float" office:value="0">
            <text:p>0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58]+[.Q58]" office:value-type="float" office:value="1">
            <text:p>1</text:p>
          </table:table-cell>
          <table:table-cell table:style-name="ACE-0x8823ac0" table:formula="of:=(IF([.Q58]=0;0;IF([.P58]=0;(([.R58]*([.R58]+1)/2)+1);(([.R58]*([.R58]+1)/2)-([.P58]*([.P58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Tracking</text:p>
          </table:table-cell>
          <table:table-cell table:style-name="ACE-0x8823f40"/>
          <table:table-cell table:style-name="ACE-0x8823ac0" table:formula="of:=IF(ISBLANK([.N59]);0;2)" office:value-type="float" office:value="0">
            <text:p>0</text:p>
          </table:table-cell>
          <table:table-cell table:style-name="ACE-0x8823ac0" table:formula="of:=[.K57]" office:value-type="float" office:value="0">
            <text:p>0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59]+[.Q59]" office:value-type="float" office:value="2">
            <text:p>2</text:p>
          </table:table-cell>
          <table:table-cell table:style-name="ACE-0x8823ac0" table:formula="of:=(IF([.Q59]=0;0;IF([.P59]=0;(([.R59]*([.R59]+1)/2)+1);(([.R59]*([.R59]+1)/2)-([.P59]*([.P59]+1)/2))))*2)" office:value-type="float" office:value="8">
            <text:p>8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Pilotting</text:p>
          </table:table-cell>
          <table:table-cell table:style-name="ACE-0x8824300" office:value-type="float" office:value="0">
            <text:p>0</text:p>
          </table:table-cell>
          <table:table-cell table:style-name="ACE-0x8824000" table:formula="of:=IF([.K60]=0;0;(([.K60]*([.K60]+1)/2)+1)*5)" office:value-type="float" office:value="0">
            <text:p>0</text:p>
          </table:table-cell>
          <table:table-cell table:style-name="ACE-0x8823dc0" office:value-type="string">
            <text:p>Pilot Space</text:p>
          </table:table-cell>
          <table:table-cell table:style-name="ACE-0x8823e80"/>
          <table:table-cell table:style-name="ACE-0x8824000" table:formula="of:=IF(ISBLANK([.N60]);0;2)" office:value-type="float" office:value="0">
            <text:p>0</text:p>
          </table:table-cell>
          <table:table-cell table:style-name="ACE-0x8824000" table:formula="of:=[.K60]" office:value-type="float" office:value="0">
            <text:p>0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60]+[.Q60]" office:value-type="float" office:value="0">
            <text:p>0</text:p>
          </table:table-cell>
          <table:table-cell table:style-name="ACE-0x8824000" table:formula="of:=(IF([.Q60]=0;0;IF([.P60]=0;(([.R60]*([.R60]+1)/2)+1);(([.R60]*([.R60]+1)/2)-([.P60]*([.P60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Pilot Air</text:p>
          </table:table-cell>
          <table:table-cell table:style-name="ACE-0x8823f40"/>
          <table:table-cell table:style-name="ACE-0x8823ac0" table:formula="of:=IF(ISBLANK([.N61]);0;2)" office:value-type="float" office:value="0">
            <text:p>0</text:p>
          </table:table-cell>
          <table:table-cell table:style-name="ACE-0x8823ac0" table:formula="of:=[.K60]" office:value-type="float" office:value="0">
            <text:p>0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61]+[.Q61]" office:value-type="float" office:value="1">
            <text:p>1</text:p>
          </table:table-cell>
          <table:table-cell table:style-name="ACE-0x8823ac0" table:formula="of:=(IF([.Q61]=0;0;IF([.P61]=0;(([.R61]*([.R61]+1)/2)+1);(([.R61]*([.R61]+1)/2)-([.P61]*([.P61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Pilot <text:s/>Anthro</text:p>
          </table:table-cell>
          <table:table-cell table:style-name="ACE-0x8823f40"/>
          <table:table-cell table:style-name="ACE-0x8823ac0" table:formula="of:=IF(ISBLANK([.N62]);0;2)" office:value-type="float" office:value="0">
            <text:p>0</text:p>
          </table:table-cell>
          <table:table-cell table:style-name="ACE-0x8823ac0" table:formula="of:=[.K60]" office:value-type="float" office:value="0">
            <text:p>0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62]+[.Q62]" office:value-type="float" office:value="2">
            <text:p>2</text:p>
          </table:table-cell>
          <table:table-cell table:style-name="ACE-0x8823ac0" table:formula="of:=(IF([.Q62]=0;0;IF([.P62]=0;(([.R62]*([.R62]+1)/2)+1);(([.R62]*([.R62]+1)/2)-([.P62]*([.P62]+1)/2))))*2)" office:value-type="float" office:value="8">
            <text:p>8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Pilot Ground</text:p>
          </table:table-cell>
          <table:table-cell table:style-name="ACE-0x8823f40"/>
          <table:table-cell table:style-name="ACE-0x8823ac0" table:formula="of:=IF(ISBLANK([.N63]);0;2)" office:value-type="float" office:value="0">
            <text:p>0</text:p>
          </table:table-cell>
          <table:table-cell table:style-name="ACE-0x8823ac0" table:formula="of:=[.K60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63]+[.Q63]" office:value-type="float" office:value="0">
            <text:p>0</text:p>
          </table:table-cell>
          <table:table-cell table:style-name="ACE-0x8823ac0" table:formula="of:=(IF([.Q63]=0;0;IF([.P63]=0;(([.R63]*([.R63]+1)/2)+1);(([.R63]*([.R63]+1)/2)-([.P63]*([.P63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Pilot Water</text:p>
          </table:table-cell>
          <table:table-cell table:style-name="ACE-0x8823f40"/>
          <table:table-cell table:style-name="ACE-0x8823ac0" table:formula="of:=IF(ISBLANK([.N64]);0;2)" office:value-type="float" office:value="0">
            <text:p>0</text:p>
          </table:table-cell>
          <table:table-cell table:style-name="ACE-0x8823ac0" table:formula="of:=[.K60]" office:value-type="float" office:value="0">
            <text:p>0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64]+[.Q64]" office:value-type="float" office:value="1">
            <text:p>1</text:p>
          </table:table-cell>
          <table:table-cell table:style-name="ACE-0x8823ac0" table:formula="of:=(IF([.Q64]=0;0;IF([.P64]=0;(([.R64]*([.R64]+1)/2)+1);(([.R64]*([.R64]+1)/2)-([.P64]*([.P64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Mechanics</text:p>
          </table:table-cell>
          <table:table-cell table:style-name="ACE-0x8824300" office:value-type="float" office:value="0">
            <text:p>0</text:p>
          </table:table-cell>
          <table:table-cell table:style-name="ACE-0x8824000" table:formula="of:=IF([.K65]=0;0;(([.K65]*([.K65]+1)/2)+1)*5)" office:value-type="float" office:value="0">
            <text:p>0</text:p>
          </table:table-cell>
          <table:table-cell table:style-name="ACE-0x8823dc0" office:value-type="string">
            <text:p>Mech: Space</text:p>
          </table:table-cell>
          <table:table-cell table:style-name="ACE-0x8823e80"/>
          <table:table-cell table:style-name="ACE-0x8824000" table:formula="of:=IF(ISBLANK([.N65]);0;2)" office:value-type="float" office:value="0">
            <text:p>0</text:p>
          </table:table-cell>
          <table:table-cell table:style-name="ACE-0x8824000" table:formula="of:=[.K65]" office:value-type="float" office:value="0">
            <text:p>0</text:p>
          </table:table-cell>
          <table:table-cell table:style-name="ACE-0x8823e80" office:value-type="float" office:value="2">
            <text:p>2</text:p>
          </table:table-cell>
          <table:table-cell table:style-name="ACE-0x8823dc0" table:formula="of:=[.P65]+[.Q65]" office:value-type="float" office:value="2">
            <text:p>2</text:p>
          </table:table-cell>
          <table:table-cell table:style-name="ACE-0x8824000" table:formula="of:=(IF([.Q65]=0;0;IF([.P65]=0;(([.R65]*([.R65]+1)/2)+1);(([.R65]*([.R65]+1)/2)-([.P65]*([.P65]+1)/2))))*2)" office:value-type="float" office:value="8">
            <text:p>8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Mech: <text:s/>Auto</text:p>
          </table:table-cell>
          <table:table-cell table:style-name="ACE-0x8823f40"/>
          <table:table-cell table:style-name="ACE-0x8823ac0" table:formula="of:=IF(ISBLANK([.N66]);0;2)" office:value-type="float" office:value="0">
            <text:p>0</text:p>
          </table:table-cell>
          <table:table-cell table:style-name="ACE-0x8823ac0" table:formula="of:=[.K65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66]+[.Q66]" office:value-type="float" office:value="0">
            <text:p>0</text:p>
          </table:table-cell>
          <table:table-cell table:style-name="ACE-0x8823ac0" table:formula="of:=(IF([.Q66]=0;0;IF([.P66]=0;(([.R66]*([.R66]+1)/2)+1);(([.R66]*([.R66]+1)/2)-([.P66]*([.P66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Mech: <text:s/>Ind</text:p>
          </table:table-cell>
          <table:table-cell table:style-name="ACE-0x8823f40"/>
          <table:table-cell table:style-name="ACE-0x8823ac0" table:formula="of:=IF(ISBLANK([.N67]);0;2)" office:value-type="float" office:value="0">
            <text:p>0</text:p>
          </table:table-cell>
          <table:table-cell table:style-name="ACE-0x8823ac0" table:formula="of:=[.K65]" office:value-type="float" office:value="0">
            <text:p>0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67]+[.Q67]" office:value-type="float" office:value="1">
            <text:p>1</text:p>
          </table:table-cell>
          <table:table-cell table:style-name="ACE-0x8823ac0" table:formula="of:=(IF([.Q67]=0;0;IF([.P67]=0;(([.R67]*([.R67]+1)/2)+1);(([.R67]*([.R67]+1)/2)-([.P67]*([.P67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Mech: Water</text:p>
          </table:table-cell>
          <table:table-cell table:style-name="ACE-0x8823f40"/>
          <table:table-cell table:style-name="ACE-0x8823ac0" table:formula="of:=IF(ISBLANK([.N68]);0;2)" office:value-type="float" office:value="0">
            <text:p>0</text:p>
          </table:table-cell>
          <table:table-cell table:style-name="ACE-0x8823ac0" table:formula="of:=[.K65]" office:value-type="float" office:value="0">
            <text:p>0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68]+[.Q68]" office:value-type="float" office:value="2">
            <text:p>2</text:p>
          </table:table-cell>
          <table:table-cell table:style-name="ACE-0x8823ac0" table:formula="of:=(IF([.Q68]=0;0;IF([.P68]=0;(([.R68]*([.R68]+1)/2)+1);(([.R68]*([.R68]+1)/2)-([.P68]*([.P68]+1)/2))))*2)" office:value-type="float" office:value="8">
            <text:p>8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style-name="ACE-0x8824000" office:value-type="string">
            <text:p>None</text:p>
          </table:table-cell>
          <table:table-cell table:style-name="ACE-0x8824000" office:value-type="float" office:value="0">
            <text:p>0</text:p>
          </table:table-cell>
          <table:table-cell table:style-name="ACE-0x8824000" table:formula="of:=IF([.K69]=0;0;(([.K69]*([.K69]+1)/2)+1)*5)" office:value-type="float" office:value="0">
            <text:p>0</text:p>
          </table:table-cell>
          <table:table-cell table:style-name="ACE-0x8823dc0" office:value-type="string">
            <text:p>Armourer</text:p>
          </table:table-cell>
          <table:table-cell table:style-name="ACE-0x8823e80"/>
          <table:table-cell table:style-name="ACE-0x8824000" table:formula="of:=IF(ISBLANK([.N69]);0;2)" office:value-type="float" office:value="0">
            <text:p>0</text:p>
          </table:table-cell>
          <table:table-cell table:style-name="ACE-0x8824000" table:formula="of:=[.K69]" office:value-type="float" office:value="0">
            <text:p>0</text:p>
          </table:table-cell>
          <table:table-cell table:style-name="ACE-0x8823e80" office:value-type="float" office:value="0">
            <text:p>0</text:p>
          </table:table-cell>
          <table:table-cell table:style-name="ACE-0x8823dc0" table:formula="of:=[.P69]+[.Q69]" office:value-type="float" office:value="0">
            <text:p>0</text:p>
          </table:table-cell>
          <table:table-cell table:style-name="ACE-0x8824000" table:formula="of:=(IF([.Q69]=0;0;IF([.P69]=0;(([.R69]*([.R69]+1)/2)+1);(([.R69]*([.R69]+1)/2)-([.P69]*([.P69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Artisan</text:p>
          </table:table-cell>
          <table:table-cell table:style-name="ACE-0x8823f40"/>
          <table:table-cell table:style-name="ACE-0x8823ac0" table:formula="of:=IF(ISBLANK([.N70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70]+[.Q70]" office:value-type="float" office:value="1">
            <text:p>1</text:p>
          </table:table-cell>
          <table:table-cell table:style-name="ACE-0x8823ac0" table:formula="of:=(IF([.Q70]=0;0;IF([.P70]=0;(([.R70]*([.R70]+1)/2)+1);(([.R70]*([.R70]+1)/2)-([.P70]*([.P70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Chemistry</text:p>
          </table:table-cell>
          <table:table-cell table:style-name="ACE-0x8823f40"/>
          <table:table-cell table:style-name="ACE-0x8823ac0" table:formula="of:=IF(ISBLANK([.N71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71]+[.Q71]" office:value-type="float" office:value="2">
            <text:p>2</text:p>
          </table:table-cell>
          <table:table-cell table:style-name="ACE-0x8823ac0" table:formula="of:=(IF([.Q71]=0;0;IF([.P71]=0;(([.R71]*([.R71]+1)/2)+1);(([.R71]*([.R71]+1)/2)-([.P71]*([.P71]+1)/2))))*2)" office:value-type="float" office:value="8">
            <text:p>8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Demolitions</text:p>
          </table:table-cell>
          <table:table-cell table:style-name="ACE-0x8823f40"/>
          <table:table-cell table:style-name="ACE-0x8823ac0" table:formula="of:=IF(ISBLANK([.N72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72]+[.Q72]" office:value-type="float" office:value="0">
            <text:p>0</text:p>
          </table:table-cell>
          <table:table-cell table:style-name="ACE-0x8823ac0" table:formula="of:=(IF([.Q72]=0;0;IF([.P72]=0;(([.R72]*([.R72]+1)/2)+1);(([.R72]*([.R72]+1)/2)-([.P72]*([.P72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Diving</text:p>
          </table:table-cell>
          <table:table-cell table:style-name="ACE-0x8823f40"/>
          <table:table-cell table:style-name="ACE-0x8823ac0" table:formula="of:=IF(ISBLANK([.N73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73]+[.Q73]" office:value-type="float" office:value="1">
            <text:p>1</text:p>
          </table:table-cell>
          <table:table-cell table:style-name="ACE-0x8823ac0" table:formula="of:=(IF([.Q73]=0;0;IF([.P73]=0;(([.R73]*([.R73]+1)/2)+1);(([.R73]*([.R73]+1)/2)-([.P73]*([.P73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Dodge</text:p>
          </table:table-cell>
          <table:table-cell table:style-name="ACE-0x8823f40"/>
          <table:table-cell table:style-name="ACE-0x8823ac0" table:formula="of:=IF(ISBLANK([.N74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74]+[.Q74]" office:value-type="float" office:value="2">
            <text:p>2</text:p>
          </table:table-cell>
          <table:table-cell table:style-name="ACE-0x8823ac0" table:formula="of:=(IF([.Q74]=0;0;IF([.P74]=0;(([.R74]*([.R74]+1)/2)+1);(([.R74]*([.R74]+1)/2)-([.P74]*([.P74]+1)/2))))*2)" office:value-type="float" office:value="8">
            <text:p>8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Escape Artist</text:p>
          </table:table-cell>
          <table:table-cell table:style-name="ACE-0x8823f40"/>
          <table:table-cell table:style-name="ACE-0x8823ac0" table:formula="of:=IF(ISBLANK([.N75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75]+[.Q75]" office:value-type="float" office:value="0">
            <text:p>0</text:p>
          </table:table-cell>
          <table:table-cell table:style-name="ACE-0x8823ac0" table:formula="of:=(IF([.Q75]=0;0;IF([.P75]=0;(([.R75]*([.R75]+1)/2)+1);(([.R75]*([.R75]+1)/2)-([.P75]*([.P75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Flight</text:p>
          </table:table-cell>
          <table:table-cell table:style-name="ACE-0x8823f40"/>
          <table:table-cell table:style-name="ACE-0x8823ac0" table:formula="of:=IF(ISBLANK([.N76]);0;2)" office:value-type="float" office:value="0">
            <text:p>0</text:p>
          </table:table-cell>
          <table:table-cell table:style-name="ACE-0x8823ac0" table:formula="of:=[.K53]" office:value-type="float" office:value="1">
            <text:p>1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76]+[.Q76]" office:value-type="float" office:value="3">
            <text:p>3</text:p>
          </table:table-cell>
          <table:table-cell table:style-name="ACE-0x8823ac0" table:formula="of:=(IF([.Q76]=0;0;IF([.P76]=0;(([.R76]*([.R76]+1)/2)+1);(([.R76]*([.R76]+1)/2)-([.P76]*([.P76]+1)/2))))*2)" office:value-type="float" office:value="10">
            <text:p>1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Forgery</text:p>
          </table:table-cell>
          <table:table-cell table:style-name="ACE-0x8823f40"/>
          <table:table-cell table:style-name="ACE-0x8823ac0" table:formula="of:=IF(ISBLANK([.N77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77]+[.Q77]" office:value-type="float" office:value="1">
            <text:p>1</text:p>
          </table:table-cell>
          <table:table-cell table:style-name="ACE-0x8823ac0" table:formula="of:=(IF([.Q77]=0;0;IF([.P77]=0;(([.R77]*([.R77]+1)/2)+1);(([.R77]*([.R77]+1)/2)-([.P77]*([.P77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Locksmith</text:p>
          </table:table-cell>
          <table:table-cell table:style-name="ACE-0x8823f40"/>
          <table:table-cell table:style-name="ACE-0x8823ac0" table:formula="of:=IF(ISBLANK([.N78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2">
            <text:p>2</text:p>
          </table:table-cell>
          <table:table-cell table:style-name="ACE-0x8823d00" table:formula="of:=[.P78]+[.Q78]" office:value-type="float" office:value="2">
            <text:p>2</text:p>
          </table:table-cell>
          <table:table-cell table:style-name="ACE-0x8823ac0" table:formula="of:=(IF([.Q78]=0;0;IF([.P78]=0;(([.R78]*([.R78]+1)/2)+1);(([.R78]*([.R78]+1)/2)-([.P78]*([.P78]+1)/2))))*2)" office:value-type="float" office:value="8">
            <text:p>8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Parachuting</text:p>
          </table:table-cell>
          <table:table-cell table:style-name="ACE-0x8823f40"/>
          <table:table-cell table:style-name="ACE-0x8823ac0" table:formula="of:=IF(ISBLANK([.N79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0">
            <text:p>0</text:p>
          </table:table-cell>
          <table:table-cell table:style-name="ACE-0x8823d00" table:formula="of:=[.P79]+[.Q79]" office:value-type="float" office:value="0">
            <text:p>0</text:p>
          </table:table-cell>
          <table:table-cell table:style-name="ACE-0x8823ac0" table:formula="of:=(IF([.Q79]=0;0;IF([.P79]=0;(([.R79]*([.R79]+1)/2)+1);(([.R79]*([.R79]+1)/2)-([.P79]*([.P79]+1)/2))))*2)" office:value-type="float" office:value="0">
            <text:p>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3ac0"/>
          <table:table-cell table:style-name="ACE-0x8823d00" office:value-type="string">
            <text:p>Perception</text:p>
          </table:table-cell>
          <table:table-cell table:style-name="ACE-0x8823f40"/>
          <table:table-cell table:style-name="ACE-0x8823ac0" table:formula="of:=IF(ISBLANK([.N80]);0;2)" office:value-type="float" office:value="0">
            <text:p>0</text:p>
          </table:table-cell>
          <table:table-cell table:style-name="ACE-0x8823ac0" table:formula="of:=[.K69]" office:value-type="float" office:value="0">
            <text:p>0</text:p>
          </table:table-cell>
          <table:table-cell table:style-name="ACE-0x8823f40" office:value-type="float" office:value="1">
            <text:p>1</text:p>
          </table:table-cell>
          <table:table-cell table:style-name="ACE-0x8823d00" table:formula="of:=[.P80]+[.Q80]" office:value-type="float" office:value="1">
            <text:p>1</text:p>
          </table:table-cell>
          <table:table-cell table:style-name="ACE-0x8823ac0" table:formula="of:=(IF([.Q80]=0;0;IF([.P80]=0;(([.R80]*([.R80]+1)/2)+1);(([.R80]*([.R80]+1)/2)-([.P80]*([.P80]+1)/2))))*2)" office:value-type="float" office:value="4">
            <text:p>4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4000"/>
          <table:table-cell table:style-name="ACE-0x8823dc0"/>
          <table:table-cell table:style-name="ACE-0x8824180" office:value-type="string">
            <text:p>Total</text:p>
          </table:table-cell>
          <table:table-cell table:style-name="ACE-0x8824000" table:formula="of:=SUM([.O10:.O80])" office:value-type="float" office:value="6">
            <text:p>6</text:p>
          </table:table-cell>
          <table:table-cell table:number-columns-repeated="2" table:style-name="ACE-0x8824000"/>
          <table:table-cell table:style-name="ACE-0x8824180" office:value-type="string">
            <text:p>Total</text:p>
          </table:table-cell>
          <table:table-cell table:style-name="ACE-0x8824000" table:formula="of:=SUM([.S10:.S80])" office:value-type="float" office:value="200">
            <text:p>200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6" table:style-name="ACE-0x8823f40"/>
          <table:table-cell table:number-columns-repeated="3" table:style-name="ACE-0x8824000"/>
          <table:table-cell table:style-name="ACE-0x8823dc0"/>
          <table:table-cell table:number-columns-repeated="4" table:style-name="ACE-0x8824000"/>
          <table:table-cell table:style-name="ACE-0x8824180" office:value-type="string">
            <text:p>Total</text:p>
          </table:table-cell>
          <table:table-cell table:style-name="ACE-0x8824000" table:formula="of:=[.O81]+[.S81]" office:value-type="float" office:value="206">
            <text:p>206</text:p>
          </table:table-cell>
          <table:table-cell table:number-columns-repeated="237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9" table:style-name="ACE-0x8823f40"/>
          <table:table-cell table:style-name="ACE-0x8823b80"/>
          <table:table-cell table:number-columns-repeated="4" table:style-name="ACE-0x8823f40"/>
          <table:table-cell table:style-name="ACE-0x8823b80"/>
          <table:table-cell table:number-columns-repeated="238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9" table:style-name="ACE-0x8823f40"/>
          <table:table-cell table:style-name="ACE-0x8823b80"/>
          <table:table-cell table:number-columns-repeated="4" table:style-name="ACE-0x8823f40"/>
          <table:table-cell table:style-name="ACE-0x8823b80"/>
          <table:table-cell table:number-columns-repeated="238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9" table:style-name="ACE-0x8823f40"/>
          <table:table-cell table:style-name="ACE-0x8823b80"/>
          <table:table-cell table:number-columns-repeated="4" table:style-name="ACE-0x8823f40"/>
          <table:table-cell table:style-name="ACE-0x8823b80"/>
          <table:table-cell table:number-columns-repeated="238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9" table:style-name="ACE-0x8823f40"/>
          <table:table-cell table:style-name="ACE-0x8823b80"/>
          <table:table-cell table:number-columns-repeated="4" table:style-name="ACE-0x8823f40"/>
          <table:table-cell table:style-name="ACE-0x8823b80"/>
          <table:table-cell table:number-columns-repeated="238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9" table:style-name="ACE-0x8823f40"/>
          <table:table-cell table:style-name="ACE-0x8823b80"/>
          <table:table-cell table:number-columns-repeated="4" table:style-name="ACE-0x8823f40"/>
          <table:table-cell table:style-name="ACE-0x8823b80"/>
          <table:table-cell table:number-columns-repeated="238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9" table:style-name="ACE-0x8823f40"/>
          <table:table-cell table:style-name="ACE-0x8823b80"/>
          <table:table-cell table:number-columns-repeated="4" table:style-name="ACE-0x8823f40"/>
          <table:table-cell table:style-name="ACE-0x8823b80"/>
          <table:table-cell table:number-columns-repeated="238" table:style-name="ACE-0x8823f40"/>
        </table:table-row>
        <table:table-row table:style-name="AROW-1">
          <table:table-cell table:style-name="ACE-0x8823b80"/>
          <table:table-cell table:style-name="ACE-0x8823f40"/>
          <table:table-cell table:style-name="ACE-0x8823b80"/>
          <table:table-cell table:number-columns-repeated="9" table:style-name="ACE-0x8823f40"/>
          <table:table-cell table:style-name="ACE-0x8823b80"/>
          <table:table-cell table:number-columns-repeated="4" table:style-name="ACE-0x8823f40"/>
          <table:table-cell table:style-name="ACE-0x8823b80"/>
          <table:table-cell table:number-columns-repeated="238" table:style-name="ACE-0x8823f40"/>
        </table:table-row>
        <table:table-row table:style-name="AROW-0">
          <table:table-cell table:style-name="ACE-0x8823b80"/>
          <table:table-cell table:style-name="ACE-0x8823f40"/>
          <table:table-cell table:style-name="ACE-0x8823b80"/>
          <table:table-cell table:number-columns-repeated="9" table:style-name="ACE-0x8823f40"/>
          <table:table-cell table:style-name="ACE-0x8823b80"/>
          <table:table-cell table:number-columns-repeated="4" table:style-name="ACE-0x8823f40"/>
          <table:table-cell table:style-name="ACE-0x8823b80"/>
          <table:table-cell table:number-columns-repeated="238" table:style-name="ACE-0x8823f40"/>
        </table:table-row>
        <table:table-row table:style-name="AROW-0" table:number-rows-repeated="65446">
          <table:table-cell table:style-name="ACE-0x8823b80"/>
          <table:table-cell table:style-name="ACE-0x8823f40"/>
          <table:table-cell table:style-name="ACE-0x8823b80"/>
          <table:table-cell table:number-columns-repeated="9" table:style-name="ACE-0x8823f40"/>
          <table:table-cell table:style-name="ACE-0x8823b80"/>
          <table:table-cell table:number-columns-repeated="4" table:style-name="ACE-0x8823f40"/>
          <table:table-cell table:style-name="ACE-0x8823b80"/>
          <table:table-cell table:number-columns-repeated="238" table:style-name="ACE-0x8823f40"/>
        </table:table-row>
      </table:table>
      <table:table table:name="Sheet2" table:style-name="ta-v-lr">
        <table:table-column table:default-cell-style-name="ACE-0x8824540" table:style-name="ACOL-0" table:number-columns-repeated="256"/>
        <table:table-row table:style-name="AROW-0">
          <table:table-cell table:number-columns-repeated="256" table:style-name="ACE-0x8824540"/>
        </table:table-row>
        <table:table-row table:style-name="AROW-0">
          <table:table-cell table:number-columns-repeated="256" table:style-name="ACE-0x8824540"/>
        </table:table-row>
        <table:table-row table:style-name="AROW-0" table:number-rows-repeated="65534">
          <table:table-cell table:number-columns-repeated="256" table:style-name="ACE-0x8824540"/>
        </table:table-row>
      </table:table>
      <table:table table:name="Sheet3" table:style-name="ta-v-lr">
        <table:table-column table:default-cell-style-name="ACE-0x8824600" table:style-name="ACOL-0" table:number-columns-repeated="256"/>
        <table:table-row table:style-name="AROW-0">
          <table:table-cell table:number-columns-repeated="256" table:style-name="ACE-0x8824600"/>
        </table:table-row>
        <table:table-row table:style-name="AROW-0">
          <table:table-cell table:number-columns-repeated="256" table:style-name="ACE-0x8824600"/>
        </table:table-row>
        <table:table-row table:style-name="AROW-0" table:number-rows-repeated="65534">
          <table:table-cell table:number-columns-repeated="256" table:style-name="ACE-0x88246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date>2010-05-10T01:36:12Z</dc:date>
    <meta:creation-date>2010-05-09T21:09:13Z</meta:creation-date>
    <meta:generator>gnumeric/1.10.3</meta:generator>
  </office:meta>
</office:document-meta>
</file>